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444in" style:rel-column-width="9247*"/>
    </style:style>
    <style:style style:name="Table1.B" style:family="table-column">
      <style:table-column-properties style:column-width="0.9451in" style:rel-column-width="9254*"/>
    </style:style>
    <style:style style:name="Table1.C" style:family="table-column">
      <style:table-column-properties style:column-width="1.0236in" style:rel-column-width="10022*"/>
    </style:style>
    <style:style style:name="Table1.G" style:family="table-column">
      <style:table-column-properties style:column-width="0.9458in" style:rel-column-width="9264*"/>
    </style:style>
    <style:style style:name="Table1.A1" style:family="table-cell" style:data-style-name="N120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 style:data-style-name="N120">
      <style:table-cell-properties fo:padding="0.0382in" fo:border-left="0.05pt solid #000000" fo:border-right="none" fo:border-top="none" fo:border-bottom="0.05pt solid #000000"/>
    </style:style>
    <style:style style:name="Table1.G2" style:family="table-cell" style:data-style-name="N120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444in" style:rel-column-width="9247*"/>
    </style:style>
    <style:style style:name="Table2.B" style:family="table-column">
      <style:table-column-properties style:column-width="0.9451in" style:rel-column-width="9254*"/>
    </style:style>
    <style:style style:name="Table2.C" style:family="table-column">
      <style:table-column-properties style:column-width="1.0236in" style:rel-column-width="10022*"/>
    </style:style>
    <style:style style:name="Table2.G" style:family="table-column">
      <style:table-column-properties style:column-width="0.9458in" style:rel-column-width="9264*"/>
    </style:style>
    <style:style style:name="Table2.A1" style:family="table-cell" style:data-style-name="N120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 style:data-style-name="N120">
      <style:table-cell-properties fo:padding="0.0382in" fo:border-left="0.05pt solid #000000" fo:border-right="none" fo:border-top="none" fo:border-bottom="0.05pt solid #000000"/>
    </style:style>
    <style:style style:name="Table2.G2" style:family="table-cell" style:data-style-name="N120">
      <style:table-cell-properties fo:padding="0.0382in" fo:border-left="0.05pt solid #000000" fo:border-right="0.05pt solid #000000" fo:border-top="none" fo:border-bottom="0.05pt solid #000000"/>
    </style:style>
    <style:style style:name="Table2.G8" style:family="table-cell" style:data-style-name="N121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9444in" style:rel-column-width="9247*"/>
    </style:style>
    <style:style style:name="Table3.B" style:family="table-column">
      <style:table-column-properties style:column-width="0.9451in" style:rel-column-width="9254*"/>
    </style:style>
    <style:style style:name="Table3.C" style:family="table-column">
      <style:table-column-properties style:column-width="1.0236in" style:rel-column-width="10022*"/>
    </style:style>
    <style:style style:name="Table3.G" style:family="table-column">
      <style:table-column-properties style:column-width="0.9458in" style:rel-column-width="9264*"/>
    </style:style>
    <style:style style:name="Table3.A1" style:family="table-cell" style:data-style-name="N120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 style:data-style-name="N120">
      <style:table-cell-properties fo:padding="0.0382in" fo:border-left="0.05pt solid #000000" fo:border-right="none" fo:border-top="none" fo:border-bottom="0.05pt solid #000000"/>
    </style:style>
    <style:style style:name="Table3.G2" style:family="table-cell" style:data-style-name="N120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9444in" style:rel-column-width="9247*"/>
    </style:style>
    <style:style style:name="Table4.B" style:family="table-column">
      <style:table-column-properties style:column-width="0.9451in" style:rel-column-width="9254*"/>
    </style:style>
    <style:style style:name="Table4.C" style:family="table-column">
      <style:table-column-properties style:column-width="1.0236in" style:rel-column-width="10022*"/>
    </style:style>
    <style:style style:name="Table4.G" style:family="table-column">
      <style:table-column-properties style:column-width="0.9458in" style:rel-column-width="9264*"/>
    </style:style>
    <style:style style:name="Table4.A1" style:family="table-cell" style:data-style-name="N121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 style:data-style-name="N121">
      <style:table-cell-properties fo:padding="0.0382in" fo:border="0.05pt solid #000000"/>
    </style:style>
    <style:style style:name="Table4.A2" style:family="table-cell" style:data-style-name="N121">
      <style:table-cell-properties fo:padding="0.0382in" fo:border-left="0.05pt solid #000000" fo:border-right="none" fo:border-top="none" fo:border-bottom="0.05pt solid #000000"/>
    </style:style>
    <style:style style:name="Table4.G2" style:family="table-cell" style:data-style-name="N121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54c5ca"/>
    </style:style>
    <style:style style:name="P2" style:family="paragraph" style:parent-style-name="Standard">
      <style:text-properties officeooo:paragraph-rsid="009cbaa5"/>
    </style:style>
    <style:style style:name="P3" style:family="paragraph" style:parent-style-name="Table_20_Contents">
      <style:paragraph-properties fo:text-align="center" style:justify-single-word="false"/>
      <style:text-properties officeooo:rsid="000a3f66" officeooo:paragraph-rsid="000a3f66"/>
    </style:style>
    <style:style style:name="P4" style:family="paragraph" style:parent-style-name="Table_20_Contents">
      <style:paragraph-properties fo:text-align="center" style:justify-single-word="false"/>
      <style:text-properties officeooo:rsid="000a3f66" officeooo:paragraph-rsid="0054c5ca"/>
    </style:style>
    <style:style style:name="P5" style:family="paragraph" style:parent-style-name="Table_20_Contents">
      <style:paragraph-properties fo:text-align="center" style:justify-single-word="false"/>
      <style:text-properties officeooo:rsid="000a3f66" officeooo:paragraph-rsid="009cbaa5"/>
    </style:style>
    <style:style style:name="P6" style:family="paragraph" style:parent-style-name="Table_20_Contents">
      <style:text-properties officeooo:rsid="000bf8c7" officeooo:paragraph-rsid="000bf8c7"/>
    </style:style>
    <style:style style:name="P7" style:family="paragraph" style:parent-style-name="Table_20_Contents">
      <style:text-properties officeooo:rsid="000bf8c7" officeooo:paragraph-rsid="0054c5ca"/>
    </style:style>
    <style:style style:name="P8" style:family="paragraph" style:parent-style-name="Table_20_Contents">
      <style:text-properties officeooo:rsid="000bf8c7" officeooo:paragraph-rsid="009cbaa5"/>
    </style:style>
    <style:style style:name="P9" style:family="paragraph" style:parent-style-name="Table_20_Contents">
      <style:paragraph-properties fo:text-align="center" style:justify-single-word="false"/>
      <style:text-properties officeooo:rsid="0025a280" officeooo:paragraph-rsid="0025a280"/>
    </style:style>
    <style:style style:name="P10" style:family="paragraph" style:parent-style-name="Table_20_Contents">
      <style:paragraph-properties fo:text-align="center" style:justify-single-word="false"/>
      <style:text-properties officeooo:rsid="0025a280" officeooo:paragraph-rsid="0054c5ca"/>
    </style:style>
    <style:style style:name="P11" style:family="paragraph" style:parent-style-name="Table_20_Contents">
      <style:paragraph-properties fo:text-align="center" style:justify-single-word="false"/>
      <style:text-properties officeooo:rsid="0025a280" officeooo:paragraph-rsid="009cbaa5"/>
    </style:style>
    <style:style style:name="P12" style:family="paragraph" style:parent-style-name="Table_20_Contents">
      <style:text-properties fo:color="#ff3333" fo:font-weight="bold" officeooo:rsid="019d12b4" officeooo:paragraph-rsid="019d12b4" style:font-weight-asian="bold" style:font-weight-complex="bold"/>
    </style:style>
    <style:style style:name="P13" style:family="paragraph" style:parent-style-name="Table_20_Contents">
      <style:text-properties fo:color="#ff3333" fo:font-weight="bold" officeooo:rsid="01a06789" officeooo:paragraph-rsid="01a06789" style:font-weight-asian="bold" style:font-weight-complex="bold"/>
    </style:style>
    <style:style style:name="P14" style:family="paragraph" style:parent-style-name="Table_20_Contents">
      <style:text-properties fo:color="#ff3333" fo:font-weight="bold" officeooo:rsid="019e9113" officeooo:paragraph-rsid="019e9113" style:font-weight-asian="bold" style:font-weight-complex="bold"/>
    </style:style>
    <style:style style:name="P15" style:family="paragraph" style:parent-style-name="Table_20_Contents">
      <style:text-properties fo:color="#ff3333" fo:font-weight="bold" officeooo:rsid="01a19a0a" officeooo:paragraph-rsid="01a19a0a" style:font-weight-asian="bold" style:font-weight-complex="bold"/>
    </style:style>
    <style:style style:name="P16" style:family="paragraph" style:parent-style-name="Table_20_Contents">
      <style:text-properties fo:color="#ff3333" fo:font-weight="bold" officeooo:rsid="01610ed8" officeooo:paragraph-rsid="01610ed8" style:font-weight-asian="bold" style:font-weight-complex="bold"/>
    </style:style>
    <style:style style:name="P17" style:family="paragraph" style:parent-style-name="Table_20_Contents">
      <style:text-properties fo:color="#ff3333" officeooo:rsid="01604166" officeooo:paragraph-rsid="01604166"/>
    </style:style>
    <style:style style:name="P18" style:family="paragraph" style:parent-style-name="Table_20_Contents">
      <style:text-properties officeooo:paragraph-rsid="0054c5ca"/>
    </style:style>
    <style:style style:name="P19" style:family="paragraph" style:parent-style-name="Table_20_Contents">
      <style:text-properties fo:color="#000000" fo:font-weight="normal" officeooo:rsid="0144cb15" officeooo:paragraph-rsid="0144cb15" style:font-weight-asian="normal" style:font-weight-complex="normal"/>
    </style:style>
    <style:style style:name="P20" style:family="paragraph" style:parent-style-name="Table_20_Contents">
      <style:text-properties fo:color="#000000" fo:font-weight="normal" officeooo:rsid="01478df1" officeooo:paragraph-rsid="01478df1" style:font-weight-asian="normal" style:font-weight-complex="normal"/>
    </style:style>
    <style:style style:name="P21" style:family="paragraph" style:parent-style-name="Table_20_Contents">
      <style:text-properties fo:color="#000000" fo:font-weight="normal" officeooo:rsid="014809ca" officeooo:paragraph-rsid="014809ca" style:font-weight-asian="normal" style:font-weight-complex="normal"/>
    </style:style>
    <style:style style:name="P22" style:family="paragraph" style:parent-style-name="Table_20_Contents">
      <style:text-properties fo:color="#000000" fo:font-weight="normal" officeooo:rsid="01486663" officeooo:paragraph-rsid="01486663" style:font-weight-asian="normal" style:font-weight-complex="normal"/>
    </style:style>
    <style:style style:name="P23" style:family="paragraph" style:parent-style-name="Table_20_Contents">
      <style:text-properties fo:color="#000000" fo:font-weight="normal" officeooo:rsid="0149b491" officeooo:paragraph-rsid="0149b491" style:font-weight-asian="normal" style:font-weight-complex="normal"/>
    </style:style>
    <style:style style:name="P24" style:family="paragraph" style:parent-style-name="Table_20_Contents">
      <style:text-properties fo:color="#000000" fo:font-weight="normal" officeooo:rsid="017be1c6" officeooo:paragraph-rsid="017be1c6" style:font-weight-asian="normal" style:font-weight-complex="normal"/>
    </style:style>
    <style:style style:name="P25" style:family="paragraph" style:parent-style-name="Table_20_Contents">
      <style:text-properties fo:color="#000000" fo:font-weight="normal" officeooo:rsid="017cb395" officeooo:paragraph-rsid="017cb395" style:font-weight-asian="normal" style:font-weight-complex="normal"/>
    </style:style>
    <style:style style:name="P26" style:family="paragraph" style:parent-style-name="Table_20_Contents">
      <style:text-properties fo:color="#000000" fo:font-weight="normal" officeooo:rsid="017d299a" officeooo:paragraph-rsid="017d299a" style:font-weight-asian="normal" style:font-weight-complex="normal"/>
    </style:style>
    <style:style style:name="P27" style:family="paragraph" style:parent-style-name="Table_20_Contents">
      <style:text-properties fo:color="#000000" fo:font-weight="normal" officeooo:rsid="017d785d" officeooo:paragraph-rsid="017d785d" style:font-weight-asian="normal" style:font-weight-complex="normal"/>
    </style:style>
    <style:style style:name="P28" style:family="paragraph" style:parent-style-name="Table_20_Contents">
      <style:text-properties fo:color="#000000" fo:font-weight="normal" officeooo:rsid="017e089d" officeooo:paragraph-rsid="017e089d" style:font-weight-asian="normal" style:font-weight-complex="normal"/>
    </style:style>
    <style:style style:name="P29" style:family="paragraph" style:parent-style-name="Table_20_Contents">
      <style:text-properties fo:color="#000000" fo:font-weight="normal" officeooo:rsid="019c5982" officeooo:paragraph-rsid="019c5982" style:font-weight-asian="normal" style:font-weight-complex="normal"/>
    </style:style>
    <style:style style:name="P30" style:family="paragraph" style:parent-style-name="Table_20_Contents">
      <style:text-properties fo:color="#000000" fo:font-weight="normal" officeooo:rsid="019ce269" officeooo:paragraph-rsid="019ce269" style:font-weight-asian="normal" style:font-weight-complex="normal"/>
    </style:style>
    <style:style style:name="P31" style:family="paragraph" style:parent-style-name="Table_20_Contents">
      <style:text-properties fo:color="#000000" fo:font-weight="normal" officeooo:rsid="0173ca3e" officeooo:paragraph-rsid="0173ca3e" style:font-weight-asian="normal" style:font-weight-complex="normal"/>
    </style:style>
    <style:style style:name="P32" style:family="paragraph" style:parent-style-name="Table_20_Contents">
      <style:text-properties fo:color="#000000" fo:font-weight="normal" officeooo:rsid="0174e4f1" officeooo:paragraph-rsid="0174e4f1" style:font-weight-asian="normal" style:font-weight-complex="normal"/>
    </style:style>
    <style:style style:name="P33" style:family="paragraph" style:parent-style-name="Table_20_Contents">
      <style:text-properties fo:color="#000000" fo:font-weight="normal" officeooo:rsid="0171af03" officeooo:paragraph-rsid="0171af03" style:font-weight-asian="normal" style:font-weight-complex="normal"/>
    </style:style>
    <style:style style:name="P34" style:family="paragraph" style:parent-style-name="Table_20_Contents">
      <style:text-properties fo:color="#000000" fo:font-weight="normal" officeooo:rsid="0173497e" officeooo:paragraph-rsid="0173497e" style:font-weight-asian="normal" style:font-weight-complex="normal"/>
    </style:style>
    <style:style style:name="P35" style:family="paragraph" style:parent-style-name="Table_20_Contents">
      <style:text-properties fo:color="#000000" fo:font-weight="normal" officeooo:rsid="0173f6c4" officeooo:paragraph-rsid="0173f6c4" style:font-weight-asian="normal" style:font-weight-complex="normal"/>
    </style:style>
    <style:style style:name="P36" style:family="paragraph" style:parent-style-name="Table_20_Contents">
      <style:text-properties fo:color="#000000" fo:font-weight="normal" officeooo:rsid="014b774e" officeooo:paragraph-rsid="014b774e" style:font-weight-asian="normal" style:font-weight-complex="normal"/>
    </style:style>
    <style:style style:name="P37" style:family="paragraph" style:parent-style-name="Table_20_Contents">
      <style:text-properties fo:color="#000000" fo:font-weight="normal" officeooo:rsid="014cf4c8" officeooo:paragraph-rsid="014cf4c8" style:font-weight-asian="normal" style:font-weight-complex="normal"/>
    </style:style>
    <style:style style:name="P38" style:family="paragraph" style:parent-style-name="Table_20_Contents">
      <style:text-properties fo:color="#000000" fo:font-weight="normal" officeooo:rsid="014a14a9" officeooo:paragraph-rsid="014a14a9" style:font-weight-asian="normal" style:font-weight-complex="normal"/>
    </style:style>
    <style:style style:name="P39" style:family="paragraph" style:parent-style-name="Table_20_Contents">
      <style:text-properties fo:color="#000000" fo:font-weight="normal" officeooo:rsid="014eec74" officeooo:paragraph-rsid="014eec74" style:font-weight-asian="normal" style:font-weight-complex="normal"/>
    </style:style>
    <style:style style:name="P40" style:family="paragraph" style:parent-style-name="Table_20_Contents">
      <style:text-properties fo:color="#000000" fo:font-weight="normal" officeooo:rsid="0137db8d" officeooo:paragraph-rsid="0137db8d" style:font-weight-asian="normal" style:font-weight-complex="normal"/>
    </style:style>
    <style:style style:name="P41" style:family="paragraph" style:parent-style-name="Table_20_Contents">
      <style:text-properties fo:color="#000000" fo:font-weight="normal" officeooo:rsid="0137938b" officeooo:paragraph-rsid="0137938b" style:font-weight-asian="normal" style:font-weight-complex="normal"/>
    </style:style>
    <style:style style:name="P42" style:family="paragraph" style:parent-style-name="Table_20_Contents">
      <style:text-properties officeooo:paragraph-rsid="009cbaa5"/>
    </style:style>
    <style:style style:name="P43" style:family="paragraph" style:parent-style-name="Table_20_Contents">
      <style:paragraph-properties fo:text-align="center" style:justify-single-word="false"/>
      <style:text-properties officeooo:rsid="00e3274f" officeooo:paragraph-rsid="00e3274f"/>
    </style:style>
    <style:style style:name="P44" style:family="paragraph" style:parent-style-name="Table_20_Contents">
      <style:paragraph-properties fo:text-align="center" style:justify-single-word="false"/>
      <style:text-properties officeooo:rsid="00e33b0b" officeooo:paragraph-rsid="00e33b0b"/>
    </style:style>
    <style:style style:name="P45" style:family="paragraph" style:parent-style-name="Table_20_Contents">
      <style:text-properties officeooo:rsid="012b900c" officeooo:paragraph-rsid="012b900c"/>
    </style:style>
    <style:style style:name="P46" style:family="paragraph" style:parent-style-name="Table_20_Contents">
      <style:text-properties officeooo:rsid="012d8314" officeooo:paragraph-rsid="012d8314"/>
    </style:style>
    <style:style style:name="P47" style:family="paragraph" style:parent-style-name="Table_20_Contents">
      <style:text-properties officeooo:rsid="012f4b89" officeooo:paragraph-rsid="012f4b89"/>
    </style:style>
    <style:style style:name="P48" style:family="paragraph" style:parent-style-name="Table_20_Contents">
      <style:text-properties officeooo:rsid="01305ed3" officeooo:paragraph-rsid="01305ed3"/>
    </style:style>
    <style:style style:name="P49" style:family="paragraph" style:parent-style-name="Table_20_Contents">
      <style:text-properties officeooo:rsid="01314e9a" officeooo:paragraph-rsid="01314e9a"/>
    </style:style>
    <style:style style:name="P50" style:family="paragraph" style:parent-style-name="Table_20_Contents">
      <style:text-properties officeooo:rsid="0132e9b0" officeooo:paragraph-rsid="0132e9b0"/>
    </style:style>
    <style:style style:name="P51" style:family="paragraph" style:parent-style-name="Table_20_Contents">
      <style:text-properties officeooo:rsid="01345eb5" officeooo:paragraph-rsid="01345eb5"/>
    </style:style>
    <style:style style:name="P52" style:family="paragraph" style:parent-style-name="Table_20_Contents">
      <style:text-properties officeooo:rsid="01351697" officeooo:paragraph-rsid="01351697"/>
    </style:style>
    <style:style style:name="P53" style:family="paragraph" style:parent-style-name="Table_20_Contents">
      <style:text-properties officeooo:rsid="01369070" officeooo:paragraph-rsid="01369070"/>
    </style:style>
    <style:style style:name="P54" style:family="paragraph" style:parent-style-name="Table_20_Contents">
      <style:text-properties officeooo:rsid="0137418c" officeooo:paragraph-rsid="0137418c"/>
    </style:style>
    <style:style style:name="P55" style:family="paragraph" style:parent-style-name="Table_20_Contents">
      <style:text-properties officeooo:rsid="01381461" officeooo:paragraph-rsid="01381461"/>
    </style:style>
    <style:style style:name="P56" style:family="paragraph" style:parent-style-name="Table_20_Contents">
      <style:text-properties officeooo:rsid="01395750" officeooo:paragraph-rsid="01395750"/>
    </style:style>
    <style:style style:name="P57" style:family="paragraph" style:parent-style-name="Table_20_Contents">
      <style:text-properties officeooo:rsid="013b0a5a" officeooo:paragraph-rsid="013b0a5a"/>
    </style:style>
    <style:style style:name="P58" style:family="paragraph" style:parent-style-name="Table_20_Contents">
      <style:text-properties officeooo:rsid="013c789c" officeooo:paragraph-rsid="013c789c"/>
    </style:style>
    <style:style style:name="P59" style:family="paragraph" style:parent-style-name="Table_20_Contents">
      <style:text-properties officeooo:rsid="013e3704" officeooo:paragraph-rsid="013e3704"/>
    </style:style>
    <style:style style:name="P60" style:family="paragraph" style:parent-style-name="Table_20_Contents">
      <style:text-properties officeooo:rsid="013e7790" officeooo:paragraph-rsid="013e7790"/>
    </style:style>
    <style:style style:name="P61" style:family="paragraph" style:parent-style-name="Table_20_Contents">
      <style:text-properties officeooo:rsid="013edf61" officeooo:paragraph-rsid="013edf61"/>
    </style:style>
    <style:style style:name="P62" style:family="paragraph" style:parent-style-name="Table_20_Contents">
      <style:text-properties officeooo:rsid="013fc486" officeooo:paragraph-rsid="013fc486"/>
    </style:style>
    <style:style style:name="P63" style:family="paragraph" style:parent-style-name="Table_20_Contents">
      <style:text-properties officeooo:rsid="014001af" officeooo:paragraph-rsid="014001af"/>
    </style:style>
    <style:style style:name="P64" style:family="paragraph" style:parent-style-name="Table_20_Contents">
      <style:text-properties officeooo:rsid="01413260" officeooo:paragraph-rsid="01413260"/>
    </style:style>
    <style:style style:name="P65" style:family="paragraph" style:parent-style-name="Table_20_Contents">
      <style:text-properties officeooo:rsid="01414914" officeooo:paragraph-rsid="01414914"/>
    </style:style>
    <style:style style:name="P66" style:family="paragraph" style:parent-style-name="Table_20_Contents">
      <style:text-properties officeooo:rsid="0143326f" officeooo:paragraph-rsid="0143326f"/>
    </style:style>
    <style:style style:name="P67" style:family="paragraph" style:parent-style-name="Table_20_Contents">
      <style:text-properties officeooo:rsid="01466f30" officeooo:paragraph-rsid="01466f30"/>
    </style:style>
    <style:style style:name="P68" style:family="paragraph" style:parent-style-name="Table_20_Contents">
      <style:text-properties officeooo:rsid="014b2b46" officeooo:paragraph-rsid="014b2b46"/>
    </style:style>
    <style:style style:name="P69" style:family="paragraph" style:parent-style-name="Table_20_Contents">
      <style:text-properties officeooo:rsid="014bc8df" officeooo:paragraph-rsid="014bc8df"/>
    </style:style>
    <style:style style:name="P70" style:family="paragraph" style:parent-style-name="Table_20_Contents">
      <style:text-properties officeooo:rsid="014f42e7" officeooo:paragraph-rsid="014f42e7"/>
    </style:style>
    <style:style style:name="P71" style:family="paragraph" style:parent-style-name="Table_20_Contents">
      <style:text-properties officeooo:rsid="014f8cfa" officeooo:paragraph-rsid="014f8cfa"/>
    </style:style>
    <style:style style:name="P72" style:family="paragraph" style:parent-style-name="Table_20_Contents">
      <style:text-properties officeooo:rsid="01515ad7" officeooo:paragraph-rsid="01515ad7"/>
    </style:style>
    <style:style style:name="P73" style:family="paragraph" style:parent-style-name="Table_20_Contents">
      <style:text-properties officeooo:rsid="01532af8" officeooo:paragraph-rsid="01532af8"/>
    </style:style>
    <style:style style:name="P74" style:family="paragraph" style:parent-style-name="Table_20_Contents">
      <style:text-properties officeooo:rsid="0153acff" officeooo:paragraph-rsid="0153acff"/>
    </style:style>
    <style:style style:name="P75" style:family="paragraph" style:parent-style-name="Table_20_Contents">
      <style:text-properties officeooo:rsid="0154ffb8" officeooo:paragraph-rsid="0154ffb8"/>
    </style:style>
    <style:style style:name="P76" style:family="paragraph" style:parent-style-name="Table_20_Contents">
      <style:text-properties officeooo:rsid="01555e0c" officeooo:paragraph-rsid="01585152"/>
    </style:style>
    <style:style style:name="P77" style:family="paragraph" style:parent-style-name="Table_20_Contents">
      <style:text-properties officeooo:rsid="01570ea7" officeooo:paragraph-rsid="01570ea7"/>
    </style:style>
    <style:style style:name="P78" style:family="paragraph" style:parent-style-name="Table_20_Contents">
      <style:text-properties officeooo:rsid="0158affa" officeooo:paragraph-rsid="0158affa"/>
    </style:style>
    <style:style style:name="P79" style:family="paragraph" style:parent-style-name="Table_20_Contents">
      <style:text-properties officeooo:rsid="0159b6b3" officeooo:paragraph-rsid="0159b6b3"/>
    </style:style>
    <style:style style:name="P80" style:family="paragraph" style:parent-style-name="Table_20_Contents">
      <style:text-properties officeooo:rsid="015b2e92" officeooo:paragraph-rsid="015b2e92"/>
    </style:style>
    <style:style style:name="P81" style:family="paragraph" style:parent-style-name="Table_20_Contents">
      <style:text-properties officeooo:rsid="015b7d91" officeooo:paragraph-rsid="015b7d91"/>
    </style:style>
    <style:style style:name="P82" style:family="paragraph" style:parent-style-name="Table_20_Contents">
      <style:text-properties officeooo:rsid="015b88ad" officeooo:paragraph-rsid="015b88ad"/>
    </style:style>
    <style:style style:name="P83" style:family="paragraph" style:parent-style-name="Table_20_Contents">
      <style:text-properties officeooo:rsid="015c24ce" officeooo:paragraph-rsid="015c24ce"/>
    </style:style>
    <style:style style:name="P84" style:family="paragraph" style:parent-style-name="Table_20_Contents">
      <style:text-properties officeooo:rsid="015e237f" officeooo:paragraph-rsid="015e237f"/>
    </style:style>
    <style:style style:name="P85" style:family="paragraph" style:parent-style-name="Table_20_Contents">
      <style:text-properties officeooo:rsid="015e4862" officeooo:paragraph-rsid="015e4862"/>
    </style:style>
    <style:style style:name="P86" style:family="paragraph" style:parent-style-name="Table_20_Contents">
      <style:text-properties officeooo:rsid="015f078f" officeooo:paragraph-rsid="015f078f"/>
    </style:style>
    <style:style style:name="P87" style:family="paragraph" style:parent-style-name="Table_20_Contents">
      <style:text-properties officeooo:rsid="015f28c3" officeooo:paragraph-rsid="015f28c3"/>
    </style:style>
    <style:style style:name="P88" style:family="paragraph" style:parent-style-name="Table_20_Contents">
      <style:text-properties officeooo:rsid="01617c72" officeooo:paragraph-rsid="01617c72"/>
    </style:style>
    <style:style style:name="P89" style:family="paragraph" style:parent-style-name="Table_20_Contents">
      <style:text-properties officeooo:rsid="01629da5" officeooo:paragraph-rsid="01629da5"/>
    </style:style>
    <style:style style:name="P90" style:family="paragraph" style:parent-style-name="Table_20_Contents">
      <style:text-properties officeooo:rsid="01639c90" officeooo:paragraph-rsid="01639c90"/>
    </style:style>
    <style:style style:name="P91" style:family="paragraph" style:parent-style-name="Table_20_Contents">
      <style:text-properties officeooo:rsid="01645325" officeooo:paragraph-rsid="01645325"/>
    </style:style>
    <style:style style:name="P92" style:family="paragraph" style:parent-style-name="Table_20_Contents">
      <style:text-properties officeooo:rsid="01653a6a" officeooo:paragraph-rsid="01653a6a"/>
    </style:style>
    <style:style style:name="P93" style:family="paragraph" style:parent-style-name="Table_20_Contents">
      <style:text-properties officeooo:rsid="0166c502" officeooo:paragraph-rsid="0166c502"/>
    </style:style>
    <style:style style:name="P94" style:family="paragraph" style:parent-style-name="Table_20_Contents">
      <style:text-properties officeooo:rsid="016789b1" officeooo:paragraph-rsid="016789b1"/>
    </style:style>
    <style:style style:name="P95" style:family="paragraph" style:parent-style-name="Table_20_Contents">
      <style:text-properties officeooo:rsid="016985dd" officeooo:paragraph-rsid="016985dd"/>
    </style:style>
    <style:style style:name="P96" style:family="paragraph" style:parent-style-name="Table_20_Contents">
      <style:text-properties officeooo:rsid="016aaae0" officeooo:paragraph-rsid="016aaae0"/>
    </style:style>
    <style:style style:name="P97" style:family="paragraph" style:parent-style-name="Table_20_Contents">
      <style:text-properties officeooo:rsid="016c4379" officeooo:paragraph-rsid="016c4379"/>
    </style:style>
    <style:style style:name="P98" style:family="paragraph" style:parent-style-name="Table_20_Contents">
      <style:text-properties officeooo:rsid="016da6e4" officeooo:paragraph-rsid="016da6e4"/>
    </style:style>
    <style:style style:name="P99" style:family="paragraph" style:parent-style-name="Table_20_Contents">
      <style:text-properties officeooo:rsid="016e2a67" officeooo:paragraph-rsid="016e2a67"/>
    </style:style>
    <style:style style:name="P100" style:family="paragraph" style:parent-style-name="Table_20_Contents">
      <style:text-properties officeooo:rsid="017017b6" officeooo:paragraph-rsid="017017b6"/>
    </style:style>
    <style:style style:name="P101" style:family="paragraph" style:parent-style-name="Table_20_Contents">
      <style:text-properties officeooo:rsid="01703b26" officeooo:paragraph-rsid="01703b26"/>
    </style:style>
    <style:style style:name="P102" style:family="paragraph" style:parent-style-name="Table_20_Contents">
      <style:text-properties officeooo:rsid="01710e64" officeooo:paragraph-rsid="01710e64"/>
    </style:style>
    <style:style style:name="P103" style:family="paragraph" style:parent-style-name="Table_20_Contents">
      <style:text-properties officeooo:rsid="017289c3" officeooo:paragraph-rsid="017289c3"/>
    </style:style>
    <style:style style:name="P104" style:family="paragraph" style:parent-style-name="Table_20_Contents">
      <style:text-properties officeooo:rsid="0176cf67" officeooo:paragraph-rsid="0176cf67"/>
    </style:style>
    <style:style style:name="P105" style:family="paragraph" style:parent-style-name="Table_20_Contents">
      <style:text-properties officeooo:rsid="01774787" officeooo:paragraph-rsid="01774787"/>
    </style:style>
    <style:style style:name="P106" style:family="paragraph" style:parent-style-name="Table_20_Contents">
      <style:text-properties officeooo:rsid="0177b30c" officeooo:paragraph-rsid="0177b30c"/>
    </style:style>
    <style:style style:name="P107" style:family="paragraph" style:parent-style-name="Table_20_Contents">
      <style:text-properties officeooo:rsid="0178a3ca" officeooo:paragraph-rsid="0178a3ca"/>
    </style:style>
    <style:style style:name="P108" style:family="paragraph" style:parent-style-name="Table_20_Contents">
      <style:text-properties officeooo:rsid="01790ca0" officeooo:paragraph-rsid="01790ca0"/>
    </style:style>
    <style:style style:name="P109" style:family="paragraph" style:parent-style-name="Table_20_Contents">
      <style:text-properties officeooo:rsid="017abfd1" officeooo:paragraph-rsid="017abfd1"/>
    </style:style>
    <style:style style:name="P110" style:family="paragraph" style:parent-style-name="Table_20_Contents">
      <style:text-properties officeooo:rsid="017c9e5f" officeooo:paragraph-rsid="017c9e5f"/>
    </style:style>
    <style:style style:name="P111" style:family="paragraph" style:parent-style-name="Table_20_Contents">
      <style:text-properties officeooo:rsid="017e48ad" officeooo:paragraph-rsid="017e48ad"/>
    </style:style>
    <style:style style:name="P112" style:family="paragraph" style:parent-style-name="Table_20_Contents">
      <style:text-properties officeooo:rsid="017e9f25" officeooo:paragraph-rsid="017e9f25"/>
    </style:style>
    <style:style style:name="P113" style:family="paragraph" style:parent-style-name="Table_20_Contents">
      <style:text-properties officeooo:rsid="01808c27" officeooo:paragraph-rsid="01808c27"/>
    </style:style>
    <style:style style:name="P114" style:family="paragraph" style:parent-style-name="Table_20_Contents">
      <style:text-properties officeooo:rsid="0182010c" officeooo:paragraph-rsid="0182010c"/>
    </style:style>
    <style:style style:name="P115" style:family="paragraph" style:parent-style-name="Table_20_Contents">
      <style:text-properties officeooo:rsid="0183e185" officeooo:paragraph-rsid="0183e185"/>
    </style:style>
    <style:style style:name="P116" style:family="paragraph" style:parent-style-name="Table_20_Contents">
      <style:text-properties officeooo:rsid="01859dd3" officeooo:paragraph-rsid="01859dd3"/>
    </style:style>
    <style:style style:name="P117" style:family="paragraph" style:parent-style-name="Table_20_Contents">
      <style:text-properties officeooo:rsid="01877393" officeooo:paragraph-rsid="0188b29c"/>
    </style:style>
    <style:style style:name="P118" style:family="paragraph" style:parent-style-name="Table_20_Contents">
      <style:text-properties officeooo:rsid="01877bb1" officeooo:paragraph-rsid="01877bb1"/>
    </style:style>
    <style:style style:name="P119" style:family="paragraph" style:parent-style-name="Table_20_Contents">
      <style:text-properties officeooo:rsid="018997da" officeooo:paragraph-rsid="018997da"/>
    </style:style>
    <style:style style:name="P120" style:family="paragraph" style:parent-style-name="Table_20_Contents">
      <style:text-properties officeooo:rsid="018b7df4" officeooo:paragraph-rsid="018b7df4"/>
    </style:style>
    <style:style style:name="P121" style:family="paragraph" style:parent-style-name="Table_20_Contents">
      <style:text-properties officeooo:rsid="018bcd42" officeooo:paragraph-rsid="018bcd42"/>
    </style:style>
    <style:style style:name="P122" style:family="paragraph" style:parent-style-name="Table_20_Contents">
      <style:text-properties officeooo:rsid="018c9a51" officeooo:paragraph-rsid="018c9a51"/>
    </style:style>
    <style:style style:name="P123" style:family="paragraph" style:parent-style-name="Table_20_Contents">
      <style:text-properties officeooo:rsid="018d89b9" officeooo:paragraph-rsid="018d89b9"/>
    </style:style>
    <style:style style:name="P124" style:family="paragraph" style:parent-style-name="Table_20_Contents">
      <style:text-properties officeooo:rsid="018f43f7" officeooo:paragraph-rsid="018f43f7"/>
    </style:style>
    <style:style style:name="P125" style:family="paragraph" style:parent-style-name="Table_20_Contents">
      <style:text-properties officeooo:rsid="018f9ff4" officeooo:paragraph-rsid="018f9ff4"/>
    </style:style>
    <style:style style:name="P126" style:family="paragraph" style:parent-style-name="Table_20_Contents">
      <style:text-properties officeooo:rsid="01900750" officeooo:paragraph-rsid="01900750"/>
    </style:style>
    <style:style style:name="P127" style:family="paragraph" style:parent-style-name="Table_20_Contents">
      <style:text-properties officeooo:rsid="01919368" officeooo:paragraph-rsid="01919368"/>
    </style:style>
    <style:style style:name="P128" style:family="paragraph" style:parent-style-name="Table_20_Contents">
      <style:text-properties officeooo:rsid="01931b47" officeooo:paragraph-rsid="01931b47"/>
    </style:style>
    <style:style style:name="P129" style:family="paragraph" style:parent-style-name="Table_20_Contents">
      <style:text-properties officeooo:rsid="01940914" officeooo:paragraph-rsid="01940914"/>
    </style:style>
    <style:style style:name="P130" style:family="paragraph" style:parent-style-name="Table_20_Contents">
      <style:text-properties officeooo:rsid="0195981e" officeooo:paragraph-rsid="0195981e"/>
    </style:style>
    <style:style style:name="P131" style:family="paragraph" style:parent-style-name="Table_20_Contents">
      <style:text-properties officeooo:rsid="01975161" officeooo:paragraph-rsid="01975161"/>
    </style:style>
    <style:style style:name="P132" style:family="paragraph" style:parent-style-name="Table_20_Contents">
      <style:text-properties officeooo:rsid="01986a95" officeooo:paragraph-rsid="01986a95"/>
    </style:style>
    <style:style style:name="P133" style:family="paragraph" style:parent-style-name="Table_20_Contents">
      <style:text-properties officeooo:rsid="019991f2" officeooo:paragraph-rsid="019991f2"/>
    </style:style>
    <style:style style:name="P134" style:family="paragraph" style:parent-style-name="Table_20_Contents">
      <style:text-properties officeooo:rsid="019a5fdd" officeooo:paragraph-rsid="019a5fdd"/>
    </style:style>
    <style:style style:name="P135" style:family="paragraph" style:parent-style-name="Text_20_body">
      <style:text-properties officeooo:rsid="000dbdb7" officeooo:paragraph-rsid="000dbdb7"/>
    </style:style>
    <style:style style:name="P136" style:family="paragraph" style:parent-style-name="Text_20_body">
      <style:text-properties officeooo:rsid="0054c5ca" officeooo:paragraph-rsid="0054c5ca"/>
    </style:style>
    <style:style style:name="P137" style:family="paragraph" style:parent-style-name="Text_20_body">
      <style:text-properties officeooo:rsid="0054c5ca" officeooo:paragraph-rsid="009cbaa5"/>
    </style:style>
    <style:style style:name="P138" style:family="paragraph" style:parent-style-name="Text_20_body">
      <style:text-properties officeooo:rsid="012a1c1d" officeooo:paragraph-rsid="012a1c1d"/>
    </style:style>
    <style:style style:name="P139" style:family="paragraph" style:parent-style-name="Text_20_body">
      <style:paragraph-properties fo:break-before="page"/>
      <style:text-properties officeooo:rsid="000dbdb7" officeooo:paragraph-rsid="009cbaa5"/>
    </style:style>
    <style:style style:name="P140" style:family="paragraph" style:parent-style-name="Table_20_Contents">
      <style:text-properties officeooo:rsid="01a50587" officeooo:paragraph-rsid="01a50587"/>
    </style:style>
    <style:style style:name="P141" style:family="paragraph" style:parent-style-name="Table_20_Contents">
      <style:text-properties officeooo:rsid="01a669e1" officeooo:paragraph-rsid="01a669e1"/>
    </style:style>
    <style:style style:name="P142" style:family="paragraph" style:parent-style-name="Table_20_Contents">
      <style:text-properties officeooo:rsid="01a7e7b4" officeooo:paragraph-rsid="01a7e7b4"/>
    </style:style>
    <style:style style:name="P143" style:family="paragraph" style:parent-style-name="Table_20_Contents">
      <style:text-properties officeooo:rsid="01a81709" officeooo:paragraph-rsid="01a81709"/>
    </style:style>
    <style:style style:name="P144" style:family="paragraph" style:parent-style-name="Table_20_Contents">
      <style:text-properties officeooo:rsid="01a9b78f" officeooo:paragraph-rsid="01a9b78f"/>
    </style:style>
    <style:style style:name="P145" style:family="paragraph" style:parent-style-name="Table_20_Contents">
      <style:text-properties officeooo:rsid="01ab384f" officeooo:paragraph-rsid="01ab384f"/>
    </style:style>
    <style:style style:name="P146" style:family="paragraph" style:parent-style-name="Table_20_Contents">
      <style:text-properties officeooo:rsid="01acfa35" officeooo:paragraph-rsid="01acfa35"/>
    </style:style>
    <style:style style:name="P147" style:family="paragraph" style:parent-style-name="Table_20_Contents">
      <style:text-properties officeooo:rsid="01aeefad" officeooo:paragraph-rsid="01aeefad"/>
    </style:style>
    <style:style style:name="P148" style:family="paragraph" style:parent-style-name="Table_20_Contents">
      <style:text-properties officeooo:rsid="01af4f13" officeooo:paragraph-rsid="01af4f13"/>
    </style:style>
    <style:style style:name="P149" style:family="paragraph" style:parent-style-name="Table_20_Contents">
      <style:text-properties officeooo:rsid="01b0034d" officeooo:paragraph-rsid="01b0034d"/>
    </style:style>
    <style:style style:name="P150" style:family="paragraph" style:parent-style-name="Table_20_Contents">
      <style:text-properties officeooo:rsid="01b4c947" officeooo:paragraph-rsid="01b4c947"/>
    </style:style>
    <style:style style:name="P151" style:family="paragraph" style:parent-style-name="Table_20_Contents">
      <style:text-properties officeooo:rsid="01b6a298" officeooo:paragraph-rsid="01b6a298"/>
    </style:style>
    <style:style style:name="P152" style:family="paragraph" style:parent-style-name="Table_20_Contents">
      <style:text-properties officeooo:rsid="01b7eaf4" officeooo:paragraph-rsid="01b7eaf4"/>
    </style:style>
    <style:style style:name="P153" style:family="paragraph" style:parent-style-name="Table_20_Contents">
      <style:text-properties officeooo:rsid="01b820d3" officeooo:paragraph-rsid="01b820d3"/>
    </style:style>
    <style:style style:name="P154" style:family="paragraph" style:parent-style-name="Table_20_Contents">
      <style:text-properties officeooo:rsid="01b86a92" officeooo:paragraph-rsid="01b86a92"/>
    </style:style>
    <style:style style:name="P155" style:family="paragraph" style:parent-style-name="Table_20_Contents">
      <style:text-properties officeooo:rsid="01b9675d" officeooo:paragraph-rsid="01b9675d"/>
    </style:style>
    <style:style style:name="P156" style:family="paragraph" style:parent-style-name="Table_20_Contents">
      <style:text-properties officeooo:rsid="01baaf90" officeooo:paragraph-rsid="01baaf90"/>
    </style:style>
    <style:style style:name="P157" style:family="paragraph" style:parent-style-name="Table_20_Contents">
      <style:text-properties officeooo:rsid="01bc97e6" officeooo:paragraph-rsid="01bc97e6"/>
    </style:style>
    <style:style style:name="P158" style:family="paragraph" style:parent-style-name="Table_20_Contents">
      <style:text-properties officeooo:rsid="01bcebcd" officeooo:paragraph-rsid="01bcebcd"/>
    </style:style>
    <style:style style:name="P159" style:family="paragraph" style:parent-style-name="Table_20_Contents">
      <style:text-properties officeooo:rsid="01bddb6c" officeooo:paragraph-rsid="01bddb6c"/>
    </style:style>
    <style:style style:name="P160" style:family="paragraph" style:parent-style-name="Table_20_Contents">
      <style:text-properties officeooo:rsid="01bf5df9" officeooo:paragraph-rsid="01bf5df9"/>
    </style:style>
    <style:style style:name="P161" style:family="paragraph" style:parent-style-name="Table_20_Contents">
      <style:text-properties officeooo:rsid="01bf8cc2" officeooo:paragraph-rsid="01bf8cc2"/>
    </style:style>
    <style:style style:name="P162" style:family="paragraph" style:parent-style-name="Table_20_Contents">
      <style:text-properties officeooo:rsid="01bfd9fa" officeooo:paragraph-rsid="01bfd9fa"/>
    </style:style>
    <style:style style:name="P163" style:family="paragraph" style:parent-style-name="Table_20_Contents">
      <style:text-properties fo:color="#000000" fo:font-weight="normal" officeooo:rsid="01c087ac" officeooo:paragraph-rsid="01c087ac" style:font-weight-asian="normal" style:font-weight-complex="normal"/>
    </style:style>
    <style:style style:name="P164" style:family="paragraph" style:parent-style-name="Table_20_Contents">
      <style:text-properties fo:color="#000000" fo:font-weight="normal" officeooo:rsid="01c2412b" officeooo:paragraph-rsid="01c2412b" style:font-weight-asian="normal" style:font-weight-complex="normal"/>
    </style:style>
    <style:style style:name="P165" style:family="paragraph" style:parent-style-name="Table_20_Contents">
      <style:text-properties fo:color="#000000" fo:font-weight="normal" officeooo:rsid="01c42080" officeooo:paragraph-rsid="01c42080" style:font-weight-asian="normal" style:font-weight-complex="normal"/>
    </style:style>
    <style:style style:name="P166" style:family="paragraph" style:parent-style-name="Table_20_Contents">
      <style:text-properties fo:color="#000000" fo:font-weight="normal" officeooo:rsid="01c51954" officeooo:paragraph-rsid="01c51954" style:font-weight-asian="normal" style:font-weight-complex="normal"/>
    </style:style>
    <style:style style:name="P167" style:family="paragraph" style:parent-style-name="Table_20_Contents">
      <style:text-properties fo:color="#000000" fo:font-weight="normal" officeooo:rsid="02001c3b" officeooo:paragraph-rsid="02001c3b" style:font-weight-asian="normal" style:font-weight-complex="normal"/>
    </style:style>
    <style:style style:name="P168" style:family="paragraph" style:parent-style-name="Table_20_Contents">
      <style:text-properties fo:color="#000000" fo:font-weight="normal" officeooo:rsid="0201e28d" officeooo:paragraph-rsid="0201e28d" style:font-weight-asian="normal" style:font-weight-complex="normal"/>
    </style:style>
    <style:style style:name="P169" style:family="paragraph" style:parent-style-name="Table_20_Contents">
      <style:text-properties fo:color="#000000" fo:font-weight="normal" officeooo:rsid="02028caa" officeooo:paragraph-rsid="02028caa" style:font-weight-asian="normal" style:font-weight-complex="normal"/>
    </style:style>
    <style:style style:name="P170" style:family="paragraph" style:parent-style-name="Table_20_Contents">
      <style:text-properties fo:color="#000000" fo:font-weight="normal" officeooo:rsid="02029eca" officeooo:paragraph-rsid="02029eca" style:font-weight-asian="normal" style:font-weight-complex="normal"/>
    </style:style>
    <style:style style:name="P171" style:family="paragraph" style:parent-style-name="Table_20_Contents">
      <style:text-properties fo:color="#000000" fo:font-weight="normal" officeooo:rsid="0203077b" officeooo:paragraph-rsid="0203077b" style:font-weight-asian="normal" style:font-weight-complex="normal"/>
    </style:style>
    <style:style style:name="P172" style:family="paragraph" style:parent-style-name="Table_20_Contents">
      <style:text-properties fo:color="#000000" fo:font-weight="normal" officeooo:rsid="021c4a7f" officeooo:paragraph-rsid="021c4a7f" style:font-weight-asian="normal" style:font-weight-complex="normal"/>
    </style:style>
    <style:style style:name="P173" style:family="paragraph" style:parent-style-name="Table_20_Contents">
      <style:text-properties fo:color="#000000" fo:font-weight="normal" officeooo:rsid="021f0f0e" officeooo:paragraph-rsid="021f0f0e" style:font-weight-asian="normal" style:font-weight-complex="normal"/>
    </style:style>
    <style:style style:name="P174" style:family="paragraph" style:parent-style-name="Table_20_Contents">
      <style:text-properties fo:color="#000000" fo:font-weight="normal" officeooo:rsid="021b01be" officeooo:paragraph-rsid="021b01be" style:font-weight-asian="normal" style:font-weight-complex="normal"/>
    </style:style>
    <style:style style:name="P175" style:family="paragraph" style:parent-style-name="Table_20_Contents">
      <style:text-properties fo:color="#000000" fo:font-weight="normal" officeooo:rsid="021de755" officeooo:paragraph-rsid="021de755" style:font-weight-asian="normal" style:font-weight-complex="normal"/>
    </style:style>
    <style:style style:name="P176" style:family="paragraph" style:parent-style-name="Table_20_Contents">
      <style:text-properties fo:color="#000000" fo:font-weight="normal" officeooo:rsid="021be2d2" officeooo:paragraph-rsid="021be2d2" style:font-weight-asian="normal" style:font-weight-complex="normal"/>
    </style:style>
    <style:style style:name="P177" style:family="paragraph" style:parent-style-name="Table_20_Contents">
      <style:text-properties fo:color="#000000" fo:font-weight="normal" officeooo:rsid="021a1ed1" officeooo:paragraph-rsid="021a1ed1" style:font-weight-asian="normal" style:font-weight-complex="normal"/>
    </style:style>
    <style:style style:name="P178" style:family="paragraph" style:parent-style-name="Table_20_Contents">
      <style:paragraph-properties fo:text-align="center" style:justify-single-word="false"/>
      <style:text-properties fo:color="#000000" fo:font-weight="normal" officeooo:rsid="000a3f66" officeooo:paragraph-rsid="0054c5ca" style:font-weight-asian="normal" style:font-weight-complex="normal"/>
    </style:style>
    <style:style style:name="P179" style:family="paragraph" style:parent-style-name="Table_20_Contents">
      <style:text-properties officeooo:rsid="01c5af96" officeooo:paragraph-rsid="01c5af96"/>
    </style:style>
    <style:style style:name="P180" style:family="paragraph" style:parent-style-name="Table_20_Contents">
      <style:text-properties officeooo:rsid="01c6a888" officeooo:paragraph-rsid="01c6a888"/>
    </style:style>
    <style:style style:name="P181" style:family="paragraph" style:parent-style-name="Table_20_Contents">
      <style:text-properties officeooo:rsid="01c7b722" officeooo:paragraph-rsid="01c7b722"/>
    </style:style>
    <style:style style:name="P182" style:family="paragraph" style:parent-style-name="Table_20_Contents">
      <style:text-properties officeooo:rsid="01c93d4d" officeooo:paragraph-rsid="01c93d4d"/>
    </style:style>
    <style:style style:name="P183" style:family="paragraph" style:parent-style-name="Table_20_Contents">
      <style:text-properties officeooo:rsid="01ca8f4d" officeooo:paragraph-rsid="01ca8f4d"/>
    </style:style>
    <style:style style:name="P184" style:family="paragraph" style:parent-style-name="Table_20_Contents">
      <style:text-properties officeooo:rsid="01cbf3ac" officeooo:paragraph-rsid="01cbf3ac"/>
    </style:style>
    <style:style style:name="P185" style:family="paragraph" style:parent-style-name="Table_20_Contents">
      <style:text-properties officeooo:rsid="01cd893e" officeooo:paragraph-rsid="01cd893e"/>
    </style:style>
    <style:style style:name="P186" style:family="paragraph" style:parent-style-name="Table_20_Contents">
      <style:text-properties officeooo:rsid="01cf0534" officeooo:paragraph-rsid="01cf0534"/>
    </style:style>
    <style:style style:name="P187" style:family="paragraph" style:parent-style-name="Table_20_Contents">
      <style:text-properties officeooo:rsid="01cfad88" officeooo:paragraph-rsid="01cfad88"/>
    </style:style>
    <style:style style:name="P188" style:family="paragraph" style:parent-style-name="Table_20_Contents">
      <style:text-properties officeooo:rsid="01d00421" officeooo:paragraph-rsid="01d00421"/>
    </style:style>
    <style:style style:name="P189" style:family="paragraph" style:parent-style-name="Table_20_Contents">
      <style:text-properties officeooo:rsid="01d03189" officeooo:paragraph-rsid="01d03189"/>
    </style:style>
    <style:style style:name="P190" style:family="paragraph" style:parent-style-name="Table_20_Contents">
      <style:text-properties officeooo:rsid="01d21922" officeooo:paragraph-rsid="01d21922"/>
    </style:style>
    <style:style style:name="P191" style:family="paragraph" style:parent-style-name="Table_20_Contents">
      <style:text-properties officeooo:rsid="01d2a160" officeooo:paragraph-rsid="01d2a160"/>
    </style:style>
    <style:style style:name="P192" style:family="paragraph" style:parent-style-name="Table_20_Contents">
      <style:text-properties officeooo:rsid="01d43101" officeooo:paragraph-rsid="01d43101"/>
    </style:style>
    <style:style style:name="P193" style:family="paragraph" style:parent-style-name="Table_20_Contents">
      <style:text-properties officeooo:rsid="01d620c7" officeooo:paragraph-rsid="01d620c7"/>
    </style:style>
    <style:style style:name="P194" style:family="paragraph" style:parent-style-name="Table_20_Contents">
      <style:text-properties officeooo:rsid="01d7507d" officeooo:paragraph-rsid="01d7507d"/>
    </style:style>
    <style:style style:name="P195" style:family="paragraph" style:parent-style-name="Table_20_Contents">
      <style:text-properties officeooo:rsid="01d9016e" officeooo:paragraph-rsid="01d9016e"/>
    </style:style>
    <style:style style:name="P196" style:family="paragraph" style:parent-style-name="Table_20_Contents">
      <style:text-properties officeooo:rsid="01d9c561" officeooo:paragraph-rsid="01d9c561"/>
    </style:style>
    <style:style style:name="P197" style:family="paragraph" style:parent-style-name="Table_20_Contents">
      <style:text-properties officeooo:rsid="01da9028" officeooo:paragraph-rsid="01da9028"/>
    </style:style>
    <style:style style:name="P198" style:family="paragraph" style:parent-style-name="Table_20_Contents">
      <style:text-properties officeooo:rsid="01db414c" officeooo:paragraph-rsid="01db414c"/>
    </style:style>
    <style:style style:name="P199" style:family="paragraph" style:parent-style-name="Table_20_Contents">
      <style:text-properties officeooo:rsid="01dc2cd6" officeooo:paragraph-rsid="01dc2cd6"/>
    </style:style>
    <style:style style:name="P200" style:family="paragraph" style:parent-style-name="Table_20_Contents">
      <style:text-properties officeooo:rsid="01dc9054" officeooo:paragraph-rsid="01dc9054"/>
    </style:style>
    <style:style style:name="P201" style:family="paragraph" style:parent-style-name="Table_20_Contents">
      <style:text-properties officeooo:rsid="01de27e4" officeooo:paragraph-rsid="01de27e4"/>
    </style:style>
    <style:style style:name="P202" style:family="paragraph" style:parent-style-name="Table_20_Contents">
      <style:text-properties officeooo:rsid="01de5bb3" officeooo:paragraph-rsid="01de5bb3"/>
    </style:style>
    <style:style style:name="P203" style:family="paragraph" style:parent-style-name="Table_20_Contents">
      <style:text-properties officeooo:rsid="01dffcd4" officeooo:paragraph-rsid="01dffcd4"/>
    </style:style>
    <style:style style:name="P204" style:family="paragraph" style:parent-style-name="Table_20_Contents">
      <style:text-properties officeooo:rsid="01e1d20f" officeooo:paragraph-rsid="01e1d20f"/>
    </style:style>
    <style:style style:name="P205" style:family="paragraph" style:parent-style-name="Table_20_Contents">
      <style:text-properties officeooo:rsid="01e36f1e" officeooo:paragraph-rsid="01e36f1e"/>
    </style:style>
    <style:style style:name="P206" style:family="paragraph" style:parent-style-name="Table_20_Contents">
      <style:text-properties officeooo:rsid="01e56309" officeooo:paragraph-rsid="01e56309"/>
    </style:style>
    <style:style style:name="P207" style:family="paragraph" style:parent-style-name="Table_20_Contents">
      <style:text-properties officeooo:rsid="01e5d396" officeooo:paragraph-rsid="01e5d396"/>
    </style:style>
    <style:style style:name="P208" style:family="paragraph" style:parent-style-name="Table_20_Contents">
      <style:text-properties fo:color="#ff3333" fo:font-weight="bold" officeooo:rsid="01b3172b" officeooo:paragraph-rsid="01b3172b" style:font-weight-asian="bold" style:font-weight-complex="bold"/>
    </style:style>
    <style:style style:name="P209" style:family="paragraph" style:parent-style-name="Table_20_Contents">
      <style:text-properties fo:color="#ff3333" fo:font-weight="bold" officeooo:rsid="01b1c416" officeooo:paragraph-rsid="01b1c416" style:font-weight-asian="bold" style:font-weight-complex="bold"/>
    </style:style>
    <style:style style:name="P210" style:family="paragraph" style:parent-style-name="Table_20_Contents">
      <style:text-properties fo:color="#ff3333" officeooo:rsid="0205d583" officeooo:paragraph-rsid="0205d583"/>
    </style:style>
    <style:style style:name="P211" style:family="paragraph" style:parent-style-name="Table_20_Contents">
      <style:text-properties fo:color="#ff3333" officeooo:rsid="0204799f" officeooo:paragraph-rsid="0204799f"/>
    </style:style>
    <style:style style:name="P212" style:family="paragraph" style:parent-style-name="Table_20_Contents">
      <style:text-properties officeooo:rsid="01e5eac6" officeooo:paragraph-rsid="01e5eac6"/>
    </style:style>
    <style:style style:name="P213" style:family="paragraph" style:parent-style-name="Table_20_Contents">
      <style:text-properties officeooo:rsid="01e6a878" officeooo:paragraph-rsid="01e6a878"/>
    </style:style>
    <style:style style:name="P214" style:family="paragraph" style:parent-style-name="Table_20_Contents">
      <style:text-properties officeooo:rsid="01e87ede" officeooo:paragraph-rsid="01e87ede"/>
    </style:style>
    <style:style style:name="P215" style:family="paragraph" style:parent-style-name="Table_20_Contents">
      <style:text-properties officeooo:rsid="01e88fce" officeooo:paragraph-rsid="01e88fce"/>
    </style:style>
    <style:style style:name="P216" style:family="paragraph" style:parent-style-name="Table_20_Contents">
      <style:text-properties officeooo:rsid="01ea27db" officeooo:paragraph-rsid="01ea27db"/>
    </style:style>
    <style:style style:name="P217" style:family="paragraph" style:parent-style-name="Table_20_Contents">
      <style:text-properties officeooo:rsid="01ebb0f9" officeooo:paragraph-rsid="01ebb0f9"/>
    </style:style>
    <style:style style:name="P218" style:family="paragraph" style:parent-style-name="Table_20_Contents">
      <style:text-properties officeooo:rsid="01ed5741" officeooo:paragraph-rsid="01ed5741"/>
    </style:style>
    <style:style style:name="P219" style:family="paragraph" style:parent-style-name="Table_20_Contents">
      <style:text-properties officeooo:rsid="01ee3537" officeooo:paragraph-rsid="01ee3537"/>
    </style:style>
    <style:style style:name="P220" style:family="paragraph" style:parent-style-name="Table_20_Contents">
      <style:text-properties officeooo:rsid="01efa90b" officeooo:paragraph-rsid="01efa90b"/>
    </style:style>
    <style:style style:name="P221" style:family="paragraph" style:parent-style-name="Table_20_Contents">
      <style:text-properties officeooo:rsid="01f12c6a" officeooo:paragraph-rsid="01f12c6a"/>
    </style:style>
    <style:style style:name="P222" style:family="paragraph" style:parent-style-name="Table_20_Contents">
      <style:text-properties officeooo:rsid="01f2f16d" officeooo:paragraph-rsid="01f2f16d"/>
    </style:style>
    <style:style style:name="P223" style:family="paragraph" style:parent-style-name="Table_20_Contents">
      <style:text-properties officeooo:rsid="01f3e75f" officeooo:paragraph-rsid="01f3e75f"/>
    </style:style>
    <style:style style:name="P224" style:family="paragraph" style:parent-style-name="Table_20_Contents">
      <style:text-properties officeooo:rsid="01f5bbf4" officeooo:paragraph-rsid="01f5bbf4"/>
    </style:style>
    <style:style style:name="P225" style:family="paragraph" style:parent-style-name="Table_20_Contents">
      <style:text-properties officeooo:rsid="01f76250" officeooo:paragraph-rsid="01f76250"/>
    </style:style>
    <style:style style:name="P226" style:family="paragraph" style:parent-style-name="Table_20_Contents">
      <style:text-properties officeooo:rsid="01f7742b" officeooo:paragraph-rsid="01f7742b"/>
    </style:style>
    <style:style style:name="P227" style:family="paragraph" style:parent-style-name="Table_20_Contents">
      <style:text-properties officeooo:rsid="01f77dbc" officeooo:paragraph-rsid="01f77dbc"/>
    </style:style>
    <style:style style:name="P228" style:family="paragraph" style:parent-style-name="Table_20_Contents">
      <style:text-properties officeooo:rsid="01f931ea" officeooo:paragraph-rsid="01f931ea"/>
    </style:style>
    <style:style style:name="P229" style:family="paragraph" style:parent-style-name="Table_20_Contents">
      <style:text-properties officeooo:rsid="01f9c613" officeooo:paragraph-rsid="01f9c613"/>
    </style:style>
    <style:style style:name="P230" style:family="paragraph" style:parent-style-name="Table_20_Contents">
      <style:text-properties officeooo:rsid="01faaef3" officeooo:paragraph-rsid="01faaef3"/>
    </style:style>
    <style:style style:name="P231" style:family="paragraph" style:parent-style-name="Table_20_Contents">
      <style:text-properties officeooo:rsid="01fadfa6" officeooo:paragraph-rsid="01fadfa6"/>
    </style:style>
    <style:style style:name="P232" style:family="paragraph" style:parent-style-name="Table_20_Contents">
      <style:text-properties officeooo:rsid="01fb1d55" officeooo:paragraph-rsid="01fb1d55"/>
    </style:style>
    <style:style style:name="P233" style:family="paragraph" style:parent-style-name="Table_20_Contents">
      <style:text-properties officeooo:rsid="01fd07a7" officeooo:paragraph-rsid="01fd07a7"/>
    </style:style>
    <style:style style:name="P234" style:family="paragraph" style:parent-style-name="Table_20_Contents">
      <style:text-properties officeooo:rsid="01fe506e" officeooo:paragraph-rsid="01fe506e"/>
    </style:style>
    <style:style style:name="P235" style:family="paragraph" style:parent-style-name="Table_20_Contents">
      <style:text-properties officeooo:rsid="01fed0b7" officeooo:paragraph-rsid="01fed0b7"/>
    </style:style>
    <style:style style:name="P236" style:family="paragraph" style:parent-style-name="Table_20_Contents">
      <style:text-properties officeooo:rsid="0203af47" officeooo:paragraph-rsid="0203af47"/>
    </style:style>
    <style:style style:name="P237" style:family="paragraph" style:parent-style-name="Table_20_Contents">
      <style:text-properties officeooo:rsid="020684ad" officeooo:paragraph-rsid="020684ad"/>
    </style:style>
    <style:style style:name="P238" style:family="paragraph" style:parent-style-name="Table_20_Contents">
      <style:text-properties officeooo:rsid="0207c514" officeooo:paragraph-rsid="0207c514"/>
    </style:style>
    <style:style style:name="P239" style:family="paragraph" style:parent-style-name="Table_20_Contents">
      <style:text-properties officeooo:rsid="020ab82b" officeooo:paragraph-rsid="020ab82b"/>
    </style:style>
    <style:style style:name="P240" style:family="paragraph" style:parent-style-name="Table_20_Contents">
      <style:text-properties officeooo:rsid="020b9944" officeooo:paragraph-rsid="020b9944"/>
    </style:style>
    <style:style style:name="P241" style:family="paragraph" style:parent-style-name="Table_20_Contents">
      <style:text-properties officeooo:rsid="020be82f" officeooo:paragraph-rsid="020be82f"/>
    </style:style>
    <style:style style:name="P242" style:family="paragraph" style:parent-style-name="Table_20_Contents">
      <style:text-properties officeooo:rsid="020c7d56" officeooo:paragraph-rsid="020c7d56"/>
    </style:style>
    <style:style style:name="P243" style:family="paragraph" style:parent-style-name="Table_20_Contents">
      <style:text-properties officeooo:rsid="020d7bae" officeooo:paragraph-rsid="020d7bae"/>
    </style:style>
    <style:style style:name="P244" style:family="paragraph" style:parent-style-name="Table_20_Contents">
      <style:text-properties officeooo:rsid="020d9394" officeooo:paragraph-rsid="020d9394"/>
    </style:style>
    <style:style style:name="P245" style:family="paragraph" style:parent-style-name="Table_20_Contents">
      <style:text-properties officeooo:rsid="020dafc8" officeooo:paragraph-rsid="020dafc8"/>
    </style:style>
    <style:style style:name="P246" style:family="paragraph" style:parent-style-name="Table_20_Contents">
      <style:text-properties officeooo:rsid="020f1689" officeooo:paragraph-rsid="020f1689"/>
    </style:style>
    <style:style style:name="P247" style:family="paragraph" style:parent-style-name="Table_20_Contents">
      <style:text-properties officeooo:rsid="020ffcc1" officeooo:paragraph-rsid="020ffcc1"/>
    </style:style>
    <style:style style:name="P248" style:family="paragraph" style:parent-style-name="Table_20_Contents">
      <style:text-properties officeooo:rsid="021015d5" officeooo:paragraph-rsid="021015d5"/>
    </style:style>
    <style:style style:name="P249" style:family="paragraph" style:parent-style-name="Table_20_Contents">
      <style:text-properties officeooo:rsid="0211cd18" officeooo:paragraph-rsid="0211cd18"/>
    </style:style>
    <style:style style:name="P250" style:family="paragraph" style:parent-style-name="Table_20_Contents">
      <style:text-properties officeooo:rsid="02133ab3" officeooo:paragraph-rsid="02133ab3"/>
    </style:style>
    <style:style style:name="P251" style:family="paragraph" style:parent-style-name="Table_20_Contents">
      <style:text-properties officeooo:rsid="021513cb" officeooo:paragraph-rsid="021513cb"/>
    </style:style>
    <style:style style:name="P252" style:family="paragraph" style:parent-style-name="Table_20_Contents">
      <style:text-properties officeooo:rsid="0215709f" officeooo:paragraph-rsid="0215709f"/>
    </style:style>
    <style:style style:name="P253" style:family="paragraph" style:parent-style-name="Table_20_Contents">
      <style:text-properties officeooo:rsid="02159f9c" officeooo:paragraph-rsid="02159f9c"/>
    </style:style>
    <style:style style:name="P254" style:family="paragraph" style:parent-style-name="Table_20_Contents">
      <style:text-properties officeooo:rsid="02165e13" officeooo:paragraph-rsid="02165e13"/>
    </style:style>
    <style:style style:name="P255" style:family="paragraph" style:parent-style-name="Table_20_Contents">
      <style:text-properties officeooo:rsid="021687f4" officeooo:paragraph-rsid="021687f4"/>
    </style:style>
    <style:style style:name="P256" style:family="paragraph" style:parent-style-name="Table_20_Contents">
      <style:text-properties officeooo:rsid="02184dea" officeooo:paragraph-rsid="02184dea"/>
    </style:style>
    <style:style style:name="P257" style:family="paragraph" style:parent-style-name="Table_20_Contents">
      <style:text-properties officeooo:rsid="0218afc4" officeooo:paragraph-rsid="0218afc4"/>
    </style:style>
    <style:style style:name="T1" style:family="text">
      <style:text-properties fo:color="#ff3333"/>
    </style:style>
    <style:style style:name="T2" style:family="text">
      <style:text-properties fo:color="#ff3333" fo:font-weight="bold" style:font-weight-asian="bold" style:font-weight-complex="bold"/>
    </style:style>
    <number:number-style style:name="N120">
      <number:number number:decimal-places="4" number:min-integer-digits="0" number:grouping="true"/>
    </number:number-style>
    <number:number-style style:name="N121">
      <number:number number:decimal-places="4" number:min-integer-digits="0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8">Stage 2</text:p>
      <text:p text:style-name="P138"/>
      <text:p text:style-name="P135">1. Arousal (RMSE first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B"/>
        <table:table-column table:style-name="Table1.A"/>
        <table:table-column table:style-name="Table1.G"/>
        <table:table-row>
          <table:table-cell table:style-name="Table1.A1">
            <text:p text:style-name="Table_20_Contents"/>
          </table:table-cell>
          <table:table-cell table:style-name="Table1.B1" table:number-columns-spanned="3" office:value-type="string">
            <text:p text:style-name="P9">RMSE</text:p>
          </table:table-cell>
          <table:covered-table-cell/>
          <table:covered-table-cell/>
          <table:table-cell table:style-name="Table1.E1" table:number-columns-spanned="3" office:value-type="string">
            <text:p text:style-name="P9">CCC</text:p>
          </table:table-cell>
          <table:covered-table-cell/>
          <table:covered-table-cell/>
        </table:table-row>
        <table:table-row>
          <table:table-cell table:style-name="Table1.A2">
            <text:p text:style-name="P3"/>
          </table:table-cell>
          <table:table-cell table:style-name="Table1.A2" office:value-type="float" office:value="100">
            <text:p text:style-name="P6">100.0000</text:p>
          </table:table-cell>
          <table:table-cell table:style-name="Table1.A2" office:value-type="float" office:value="125">
            <text:p text:style-name="P6">125.0000</text:p>
          </table:table-cell>
          <table:table-cell table:style-name="Table1.A2" office:value-type="float" office:value="150">
            <text:p text:style-name="P6">150.0000</text:p>
          </table:table-cell>
          <table:table-cell table:style-name="Table1.A2" office:value-type="float" office:value="100">
            <text:p text:style-name="P6">100.0000</text:p>
          </table:table-cell>
          <table:table-cell table:style-name="Table1.A2" office:value-type="float" office:value="125">
            <text:p text:style-name="P6">125.0000</text:p>
          </table:table-cell>
          <table:table-cell table:style-name="Table1.G2" office:value-type="float" office:value="150">
            <text:p text:style-name="P6">150.0000</text:p>
          </table:table-cell>
        </table:table-row>
        <table:table-row>
          <table:table-cell table:style-name="Table1.A2" office:value-type="float" office:value="0.5">
            <text:p text:style-name="P3">.5000</text:p>
          </table:table-cell>
          <table:table-cell table:style-name="Table1.A2" office:value-type="float" office:value="0.1602">
            <text:p text:style-name="P140">.1602</text:p>
          </table:table-cell>
          <table:table-cell table:style-name="Table1.A2" office:value-type="float" office:value="0.1614">
            <text:p text:style-name="P142">.1614</text:p>
          </table:table-cell>
          <table:table-cell table:style-name="Table1.A2" office:value-type="float" office:value="0.1591">
            <text:p text:style-name="P144">.1591</text:p>
          </table:table-cell>
          <table:table-cell table:style-name="Table1.A2" office:value-type="float" office:value="0.5612">
            <text:p text:style-name="P141">.5612</text:p>
          </table:table-cell>
          <table:table-cell table:style-name="Table1.A2" office:value-type="float" office:value="0.54">
            <text:p text:style-name="P143">.5400</text:p>
          </table:table-cell>
          <table:table-cell table:style-name="Table1.G2" office:value-type="float" office:value="0.5558">
            <text:p text:style-name="P145">.5558</text:p>
          </table:table-cell>
        </table:table-row>
        <table:table-row>
          <table:table-cell table:style-name="Table1.A2" office:value-type="float" office:value="0.55">
            <text:p text:style-name="P3">.5500</text:p>
          </table:table-cell>
          <table:table-cell table:style-name="Table1.A2" office:value-type="float" office:value="0.1627">
            <text:p text:style-name="P146">.1627</text:p>
          </table:table-cell>
          <table:table-cell table:style-name="Table1.A2" office:value-type="float" office:value="0.1631">
            <text:p text:style-name="P148">.1631</text:p>
          </table:table-cell>
          <table:table-cell table:style-name="Table1.A2" office:value-type="float" office:value="0.1621">
            <text:p text:style-name="P209">.1621</text:p>
          </table:table-cell>
          <table:table-cell table:style-name="Table1.A2" office:value-type="float" office:value="0.5602">
            <text:p text:style-name="P147">.5602</text:p>
          </table:table-cell>
          <table:table-cell table:style-name="Table1.A2" office:value-type="float" office:value="0.5616">
            <text:p text:style-name="P149">.5616</text:p>
          </table:table-cell>
          <table:table-cell table:style-name="Table1.G2" office:value-type="float" office:value="0.5715">
            <text:p text:style-name="P208">.5715</text:p>
          </table:table-cell>
        </table:table-row>
        <table:table-row>
          <table:table-cell table:style-name="Table1.A2" office:value-type="float" office:value="0.6">
            <text:p text:style-name="P3">.6000</text:p>
          </table:table-cell>
          <table:table-cell table:style-name="Table1.A2" office:value-type="float" office:value="0.166">
            <text:p text:style-name="P150">.1660</text:p>
          </table:table-cell>
          <table:table-cell table:style-name="Table1.A2" office:value-type="float" office:value="0.1621">
            <text:p text:style-name="P152">.1621</text:p>
          </table:table-cell>
          <table:table-cell table:style-name="Table1.A2" office:value-type="float" office:value="0.1572">
            <text:p text:style-name="P154">.1572</text:p>
          </table:table-cell>
          <table:table-cell table:style-name="Table1.A2" office:value-type="float" office:value="0.5515">
            <text:p text:style-name="P151">.5515</text:p>
          </table:table-cell>
          <table:table-cell table:style-name="Table1.A2" office:value-type="float" office:value="0.5621">
            <text:p text:style-name="P153">.5621</text:p>
          </table:table-cell>
          <table:table-cell table:style-name="Table1.G2" office:value-type="float" office:value="0.5348">
            <text:p text:style-name="P155">.5348</text:p>
          </table:table-cell>
        </table:table-row>
        <table:table-row>
          <table:table-cell table:style-name="Table1.A2" office:value-type="float" office:value="0.65">
            <text:p text:style-name="P3">.6500</text:p>
          </table:table-cell>
          <table:table-cell table:style-name="Table1.A2" office:value-type="float" office:value="0.1587">
            <text:p text:style-name="P156">.1587</text:p>
          </table:table-cell>
          <table:table-cell table:style-name="Table1.A2" office:value-type="float" office:value="0.1631">
            <text:p text:style-name="P158">.1631</text:p>
          </table:table-cell>
          <table:table-cell table:style-name="Table1.A2" office:value-type="float" office:value="0.1577">
            <text:p text:style-name="P160">.1577</text:p>
          </table:table-cell>
          <table:table-cell table:style-name="Table1.A2" office:value-type="float" office:value="0.4941">
            <text:p text:style-name="P157">.4941</text:p>
          </table:table-cell>
          <table:table-cell table:style-name="Table1.A2" office:value-type="float" office:value="0.4951">
            <text:p text:style-name="P159">.4951</text:p>
          </table:table-cell>
          <table:table-cell table:style-name="Table1.G2" office:value-type="float" office:value="0.4986">
            <text:p text:style-name="P161">.4986</text:p>
          </table:table-cell>
        </table:table-row>
        <table:table-row>
          <table:table-cell table:style-name="Table1.A2" office:value-type="float" office:value="0.7">
            <text:p text:style-name="P3">.7000</text:p>
          </table:table-cell>
          <table:table-cell table:style-name="Table1.B7" office:value-type="string">
            <text:p text:style-name="P162">.1634</text:p>
          </table:table-cell>
          <table:table-cell table:style-name="Table1.C7" office:value-type="string">
            <text:p text:style-name="P163">0.157932</text:p>
          </table:table-cell>
          <table:table-cell table:style-name="Table1.A2" office:value-type="float" office:value="0.159">
            <text:p text:style-name="P165">.1590</text:p>
          </table:table-cell>
          <table:table-cell table:style-name="Table1.A2" office:value-type="float" office:value="0.5427">
            <text:p text:style-name="P163">.5427</text:p>
          </table:table-cell>
          <table:table-cell table:style-name="Table1.A2" office:value-type="float" office:value="0.5474">
            <text:p text:style-name="P164">.5474</text:p>
          </table:table-cell>
          <table:table-cell table:style-name="Table1.G2" office:value-type="float" office:value="0.5527">
            <text:p text:style-name="P166">.5527</text:p>
          </table:table-cell>
        </table:table-row>
        <table:table-row>
          <table:table-cell table:style-name="Table1.A2" office:value-type="float" office:value="0.75">
            <text:p text:style-name="P3">.7500</text:p>
          </table:table-cell>
          <table:table-cell table:style-name="Table1.A2" office:value-type="float" office:value="0.1616">
            <text:p text:style-name="P179">.1616</text:p>
          </table:table-cell>
          <table:table-cell table:style-name="Table1.A2" office:value-type="float" office:value="0.1589">
            <text:p text:style-name="P180">.1589</text:p>
          </table:table-cell>
          <table:table-cell table:style-name="Table1.A2" office:value-type="float" office:value="0.157">
            <text:p text:style-name="P182">.1570</text:p>
          </table:table-cell>
          <table:table-cell table:style-name="Table1.A2" office:value-type="float" office:value="0.536">
            <text:p text:style-name="P180">.5360</text:p>
          </table:table-cell>
          <table:table-cell table:style-name="Table1.A2" office:value-type="float" office:value="0.5519">
            <text:p text:style-name="P181">.5519</text:p>
          </table:table-cell>
          <table:table-cell table:style-name="Table1.G2" office:value-type="float" office:value="0.5049">
            <text:p text:style-name="P183">.5049</text:p>
          </table:table-cell>
        </table:table-row>
        <table:table-row>
          <table:table-cell table:style-name="Table1.A2" office:value-type="float" office:value="0.8">
            <text:p text:style-name="P3">.8000</text:p>
          </table:table-cell>
          <table:table-cell table:style-name="Table1.A2" office:value-type="float" office:value="0.1598">
            <text:p text:style-name="P184">.1598</text:p>
          </table:table-cell>
          <table:table-cell table:style-name="Table1.A2" office:value-type="float" office:value="0.1568">
            <text:p text:style-name="P186">.1568</text:p>
          </table:table-cell>
          <table:table-cell table:style-name="Table1.A2" office:value-type="float" office:value="0.157">
            <text:p text:style-name="P188">.1570</text:p>
          </table:table-cell>
          <table:table-cell table:style-name="Table1.A2" office:value-type="float" office:value="0.5578">
            <text:p text:style-name="P185">.5578</text:p>
          </table:table-cell>
          <table:table-cell table:style-name="Table1.A2" office:value-type="float" office:value="0.5122">
            <text:p text:style-name="P187">.5122</text:p>
          </table:table-cell>
          <table:table-cell table:style-name="Table1.G2" office:value-type="float" office:value="0.5146">
            <text:p text:style-name="P189">.5146</text:p>
          </table:table-cell>
        </table:table-row>
        <table:table-row>
          <table:table-cell table:style-name="Table1.A2" office:value-type="float" office:value="0.85">
            <text:p text:style-name="P3">.8500</text:p>
          </table:table-cell>
          <table:table-cell table:style-name="Table1.A2" office:value-type="float" office:value="0.1568">
            <text:p text:style-name="P190">.1568</text:p>
          </table:table-cell>
          <table:table-cell table:style-name="Table1.A2" office:value-type="float" office:value="0.1611">
            <text:p text:style-name="P192">.1611</text:p>
          </table:table-cell>
          <table:table-cell table:style-name="Table1.A2" office:value-type="float" office:value="0.1576">
            <text:p text:style-name="P194">.1576</text:p>
          </table:table-cell>
          <table:table-cell table:style-name="Table1.A2" office:value-type="float" office:value="0.513">
            <text:p text:style-name="P191">.5130</text:p>
          </table:table-cell>
          <table:table-cell table:style-name="Table1.A2" office:value-type="float" office:value="0.5177">
            <text:p text:style-name="P193">.5177</text:p>
          </table:table-cell>
          <table:table-cell table:style-name="Table1.G2" office:value-type="float" office:value="0.4977">
            <text:p text:style-name="P195">.4977</text:p>
          </table:table-cell>
        </table:table-row>
        <table:table-row>
          <table:table-cell table:style-name="Table1.A2" office:value-type="float" office:value="0.9">
            <text:p text:style-name="P3">.9000</text:p>
          </table:table-cell>
          <table:table-cell table:style-name="Table1.A2" office:value-type="float" office:value="0.1577">
            <text:p text:style-name="P196">.1577</text:p>
          </table:table-cell>
          <table:table-cell table:style-name="Table1.A2" office:value-type="float" office:value="0.1592">
            <text:p text:style-name="P198">.1592</text:p>
          </table:table-cell>
          <table:table-cell table:style-name="Table1.A2" office:value-type="float" office:value="0.1573">
            <text:p text:style-name="P200">.1573</text:p>
          </table:table-cell>
          <table:table-cell table:style-name="Table1.A2" office:value-type="float" office:value="0.4986">
            <text:p text:style-name="P197">.4986</text:p>
          </table:table-cell>
          <table:table-cell table:style-name="Table1.A2" office:value-type="float" office:value="0.5541">
            <text:p text:style-name="P199">.5541</text:p>
          </table:table-cell>
          <table:table-cell table:style-name="Table1.G2" office:value-type="float" office:value="0.5094">
            <text:p text:style-name="P201">.5094</text:p>
          </table:table-cell>
        </table:table-row>
        <table:table-row>
          <table:table-cell table:style-name="Table1.A2" office:value-type="float" office:value="0.95">
            <text:p text:style-name="P3">.9500</text:p>
          </table:table-cell>
          <table:table-cell table:style-name="Table1.A2" office:value-type="float" office:value="0.1596">
            <text:p text:style-name="P202">.1596</text:p>
          </table:table-cell>
          <table:table-cell table:style-name="Table1.A2" office:value-type="float" office:value="0.158">
            <text:p text:style-name="P204">.1580</text:p>
          </table:table-cell>
          <table:table-cell table:style-name="Table1.A2" office:value-type="float" office:value="0.1579">
            <text:p text:style-name="P206">.1579</text:p>
          </table:table-cell>
          <table:table-cell table:style-name="Table1.A2" office:value-type="float" office:value="0.5362">
            <text:p text:style-name="P203">.5362</text:p>
          </table:table-cell>
          <table:table-cell table:style-name="Table1.A2" office:value-type="float" office:value="0.5384">
            <text:p text:style-name="P205">.5384</text:p>
          </table:table-cell>
          <table:table-cell table:style-name="Table1.G2" office:value-type="float" office:value="0.5281">
            <text:p text:style-name="P207">.5281</text:p>
          </table:table-cell>
        </table:table-row>
        <table:table-row>
          <table:table-cell table:style-name="Table1.A2">
            <text:p text:style-name="Table_20_Contents"/>
          </table:table-cell>
          <table:table-cell table:style-name="Table1.A2">
            <text:p text:style-name="Table_20_Contents"/>
          </table:table-cell>
          <table:table-cell table:style-name="Table1.A2">
            <text:p text:style-name="Table_20_Contents"/>
          </table:table-cell>
          <table:table-cell table:style-name="Table1.A2">
            <text:p text:style-name="Table_20_Contents"/>
          </table:table-cell>
          <table:table-cell table:style-name="Table1.A2">
            <text:p text:style-name="Table_20_Contents"/>
          </table:table-cell>
          <table:table-cell table:style-name="Table1.A2">
            <text:p text:style-name="Table_20_Contents"/>
          </table:table-cell>
          <table:table-cell table:style-name="Table1.G2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136">2. Valence <text:s/>(RMSE first)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B"/>
        <table:table-column table:style-name="Table2.A"/>
        <table:table-column table:style-name="Table2.G"/>
        <table:table-row>
          <table:table-cell table:style-name="Table2.A1">
            <text:p text:style-name="P18"/>
          </table:table-cell>
          <table:table-cell table:style-name="Table2.B1" table:number-columns-spanned="3" office:value-type="string">
            <text:p text:style-name="P10">RMSE</text:p>
          </table:table-cell>
          <table:covered-table-cell/>
          <table:covered-table-cell/>
          <table:table-cell table:style-name="Table2.E1" table:number-columns-spanned="3" office:value-type="string">
            <text:p text:style-name="P10">CCC</text:p>
          </table:table-cell>
          <table:covered-table-cell/>
          <table:covered-table-cell/>
        </table:table-row>
        <table:table-row>
          <table:table-cell table:style-name="Table2.A2">
            <text:p text:style-name="P4"/>
          </table:table-cell>
          <table:table-cell table:style-name="Table2.A2" office:value-type="float" office:value="100">
            <text:p text:style-name="P7">100.0000</text:p>
          </table:table-cell>
          <table:table-cell table:style-name="Table2.A2" office:value-type="float" office:value="125">
            <text:p text:style-name="P7">125.0000</text:p>
          </table:table-cell>
          <table:table-cell table:style-name="Table2.A2" office:value-type="float" office:value="150">
            <text:p text:style-name="P7">150.0000</text:p>
          </table:table-cell>
          <table:table-cell table:style-name="Table2.A2" office:value-type="float" office:value="100">
            <text:p text:style-name="P7">100.0000</text:p>
          </table:table-cell>
          <table:table-cell table:style-name="Table2.A2" office:value-type="float" office:value="125">
            <text:p text:style-name="P7">125.0000</text:p>
          </table:table-cell>
          <table:table-cell table:style-name="Table2.G2" office:value-type="float" office:value="150">
            <text:p text:style-name="P7">150.0000</text:p>
          </table:table-cell>
        </table:table-row>
        <table:table-row>
          <table:table-cell table:style-name="Table2.A2" office:value-type="float" office:value="0.5">
            <text:p text:style-name="P4">.5000</text:p>
          </table:table-cell>
          <table:table-cell table:style-name="Table2.A2" office:value-type="float" office:value="0.1004">
            <text:p text:style-name="P212">.1004</text:p>
          </table:table-cell>
          <table:table-cell table:style-name="Table2.A2" office:value-type="float" office:value="0.1006">
            <text:p text:style-name="P213">.1006</text:p>
          </table:table-cell>
          <table:table-cell table:style-name="Table2.A2" office:value-type="float" office:value="0.1005">
            <text:p text:style-name="P215">.1005</text:p>
          </table:table-cell>
          <table:table-cell table:style-name="Table2.A2" office:value-type="float" office:value="0.5733">
            <text:p text:style-name="P212">.5733</text:p>
          </table:table-cell>
          <table:table-cell table:style-name="Table2.A2" office:value-type="float" office:value="0.5786">
            <text:p text:style-name="P214">.5786</text:p>
          </table:table-cell>
          <table:table-cell table:style-name="Table2.G2" office:value-type="float" office:value="0.577">
            <text:p text:style-name="P216">.5770</text:p>
          </table:table-cell>
        </table:table-row>
        <table:table-row>
          <table:table-cell table:style-name="Table2.A2" office:value-type="float" office:value="0.55">
            <text:p text:style-name="P4">.5500</text:p>
          </table:table-cell>
          <table:table-cell table:style-name="Table2.A2" office:value-type="float" office:value="0.1001">
            <text:p text:style-name="P217">.1001</text:p>
          </table:table-cell>
          <table:table-cell table:style-name="Table2.A2" office:value-type="float" office:value="0.1">
            <text:p text:style-name="P219">.1000</text:p>
          </table:table-cell>
          <table:table-cell table:style-name="Table2.A2" office:value-type="float" office:value="0.1005">
            <text:p text:style-name="P221">.1005</text:p>
          </table:table-cell>
          <table:table-cell table:style-name="Table2.A2" office:value-type="float" office:value="0.5703">
            <text:p text:style-name="P218">.5703</text:p>
          </table:table-cell>
          <table:table-cell table:style-name="Table2.A2" office:value-type="float" office:value="0.5216">
            <text:p text:style-name="P220">.5216</text:p>
          </table:table-cell>
          <table:table-cell table:style-name="Table2.G2" office:value-type="float" office:value="0.5745">
            <text:p text:style-name="P222">.5745</text:p>
          </table:table-cell>
        </table:table-row>
        <table:table-row>
          <table:table-cell table:style-name="Table2.A2" office:value-type="float" office:value="0.6">
            <text:p text:style-name="P4">.6000</text:p>
          </table:table-cell>
          <table:table-cell table:style-name="Table2.A2" office:value-type="float" office:value="0.1004">
            <text:p text:style-name="P223">.1004</text:p>
          </table:table-cell>
          <table:table-cell table:style-name="Table2.A2" office:value-type="float" office:value="0.1003">
            <text:p text:style-name="P225">.1003</text:p>
          </table:table-cell>
          <table:table-cell table:style-name="Table2.A2" office:value-type="float" office:value="0.1006">
            <text:p text:style-name="P227">.1006</text:p>
          </table:table-cell>
          <table:table-cell table:style-name="Table2.A2" office:value-type="float" office:value="0.562">
            <text:p text:style-name="P224">.5620</text:p>
          </table:table-cell>
          <table:table-cell table:style-name="Table2.A2" office:value-type="float" office:value="0.5587">
            <text:p text:style-name="P226">.5587</text:p>
          </table:table-cell>
          <table:table-cell table:style-name="Table2.G2" office:value-type="float" office:value="0.53">
            <text:p text:style-name="P228">.5300</text:p>
          </table:table-cell>
        </table:table-row>
        <table:table-row>
          <table:table-cell table:style-name="Table2.A2" office:value-type="float" office:value="0.65">
            <text:p text:style-name="P4">.6500</text:p>
          </table:table-cell>
          <table:table-cell table:style-name="Table2.A2" office:value-type="float" office:value="0.1001">
            <text:p text:style-name="P229">.1001</text:p>
          </table:table-cell>
          <table:table-cell table:style-name="Table2.A2" office:value-type="float" office:value="0.1">
            <text:p text:style-name="P231">.1000</text:p>
          </table:table-cell>
          <table:table-cell table:style-name="Table2.A2" office:value-type="float" office:value="0.0998">
            <text:p text:style-name="P233">.0998</text:p>
          </table:table-cell>
          <table:table-cell table:style-name="Table2.A2" office:value-type="float" office:value="0.5155">
            <text:p text:style-name="P230">.5155</text:p>
          </table:table-cell>
          <table:table-cell table:style-name="Table2.A2" office:value-type="float" office:value="0.5388">
            <text:p text:style-name="P232">.5388</text:p>
          </table:table-cell>
          <table:table-cell table:style-name="Table2.G2" office:value-type="float" office:value="0.562">
            <text:p text:style-name="P234">.5620</text:p>
          </table:table-cell>
        </table:table-row>
        <table:table-row>
          <table:table-cell table:style-name="Table2.A2" office:value-type="float" office:value="0.7">
            <text:p text:style-name="P4">.7000</text:p>
          </table:table-cell>
          <table:table-cell table:style-name="Table2.A2" office:value-type="float" office:value="0.1001">
            <text:p text:style-name="P235">.1001</text:p>
          </table:table-cell>
          <table:table-cell table:style-name="Table2.A2" office:value-type="float" office:value="0.1">
            <text:p text:style-name="P168">.1000</text:p>
          </table:table-cell>
          <table:table-cell table:style-name="Table2.A2" office:value-type="float" office:value="0.1006">
            <text:p text:style-name="P170">.1006</text:p>
          </table:table-cell>
          <table:table-cell table:style-name="Table2.A2" office:value-type="float" office:value="0.5617">
            <text:p text:style-name="P167">.5617</text:p>
          </table:table-cell>
          <table:table-cell table:style-name="Table2.A2" office:value-type="float" office:value="0.553">
            <text:p text:style-name="P169">.5530</text:p>
          </table:table-cell>
          <table:table-cell table:style-name="Table2.G2" office:value-type="float" office:value="0.5791">
            <text:p text:style-name="P171">.5791</text:p>
          </table:table-cell>
        </table:table-row>
        <table:table-row>
          <table:table-cell table:style-name="Table2.A2" office:value-type="float" office:value="0.75">
            <text:p text:style-name="P4">.7500</text:p>
          </table:table-cell>
          <table:table-cell table:style-name="Table2.A2" office:value-type="float" office:value="0.1005">
            <text:p text:style-name="P236">.1005</text:p>
          </table:table-cell>
          <table:table-cell table:style-name="Table2.A2" office:value-type="float" office:value="0.1006">
            <text:p text:style-name="P211">.1006</text:p>
          </table:table-cell>
          <table:table-cell table:style-name="Table2.A2" office:value-type="float" office:value="0.1">
            <text:p text:style-name="P238">.1000</text:p>
          </table:table-cell>
          <table:table-cell table:style-name="Table2.A2" office:value-type="float" office:value="0.5753">
            <text:p text:style-name="P237">.5753</text:p>
          </table:table-cell>
          <table:table-cell table:style-name="Table2.A2" office:value-type="float" office:value="0.5787">
            <text:p text:style-name="P210">.5787</text:p>
          </table:table-cell>
          <table:table-cell table:style-name="Table2.G8" office:value-type="float" office:value="0.555521298185">
            <text:p text:style-name="P239">.5555</text:p>
          </table:table-cell>
        </table:table-row>
        <table:table-row>
          <table:table-cell table:style-name="Table2.A2" office:value-type="float" office:value="0.8">
            <text:p text:style-name="P4">.8000</text:p>
          </table:table-cell>
          <table:table-cell table:style-name="Table2.A2" office:value-type="float" office:value="0.1">
            <text:p text:style-name="P242">.1000</text:p>
          </table:table-cell>
          <table:table-cell table:style-name="Table2.A2" office:value-type="float" office:value="0.1001">
            <text:p text:style-name="P241">.1001</text:p>
          </table:table-cell>
          <table:table-cell table:style-name="Table2.A2" office:value-type="float" office:value="0.1068">
            <text:p text:style-name="P244">.1068</text:p>
          </table:table-cell>
          <table:table-cell table:style-name="Table2.A2" office:value-type="float" office:value="0.5555">
            <text:p text:style-name="P243">.5555</text:p>
          </table:table-cell>
          <table:table-cell table:style-name="Table2.A2" office:value-type="float" office:value="0.5463">
            <text:p text:style-name="P240">.5463</text:p>
          </table:table-cell>
          <table:table-cell table:style-name="Table2.G2" office:value-type="float" office:value="0.4656">
            <text:p text:style-name="P245">.4656</text:p>
          </table:table-cell>
        </table:table-row>
        <table:table-row>
          <table:table-cell table:style-name="Table2.A2" office:value-type="float" office:value="0.85">
            <text:p text:style-name="P4">.8500</text:p>
          </table:table-cell>
          <table:table-cell table:style-name="Table2.A2" office:value-type="float" office:value="0.1">
            <text:p text:style-name="P246">.1000</text:p>
          </table:table-cell>
          <table:table-cell table:style-name="Table2.A2" office:value-type="float" office:value="0.1007">
            <text:p text:style-name="P248">.1007</text:p>
          </table:table-cell>
          <table:table-cell table:style-name="Table2.A2" office:value-type="float" office:value="0.0999">
            <text:p text:style-name="P250">.0999</text:p>
          </table:table-cell>
          <table:table-cell table:style-name="Table2.A2" office:value-type="float" office:value="0.552">
            <text:p text:style-name="P247">.5520</text:p>
          </table:table-cell>
          <table:table-cell table:style-name="Table2.A2" office:value-type="float" office:value="0.5776">
            <text:p text:style-name="P249">.5776</text:p>
          </table:table-cell>
          <table:table-cell table:style-name="Table2.G2" office:value-type="float" office:value="0.5493">
            <text:p text:style-name="P251">.5493</text:p>
          </table:table-cell>
        </table:table-row>
        <table:table-row>
          <table:table-cell table:style-name="Table2.A2" office:value-type="float" office:value="0.9">
            <text:p text:style-name="P4">.9000</text:p>
          </table:table-cell>
          <table:table-cell table:style-name="Table2.A2" office:value-type="float" office:value="0.1">
            <text:p text:style-name="P252">.1000</text:p>
          </table:table-cell>
          <table:table-cell table:style-name="Table2.A2" office:value-type="float" office:value="0.1">
            <text:p text:style-name="P254">.1000</text:p>
          </table:table-cell>
          <table:table-cell table:style-name="Table2.A2" office:value-type="float" office:value="0.0999">
            <text:p text:style-name="P256">.0999</text:p>
          </table:table-cell>
          <table:table-cell table:style-name="Table2.A2" office:value-type="float" office:value="0.5675">
            <text:p text:style-name="P253">.5675</text:p>
          </table:table-cell>
          <table:table-cell table:style-name="Table2.A2" office:value-type="float" office:value="0.5323">
            <text:p text:style-name="P255">.5323</text:p>
          </table:table-cell>
          <table:table-cell table:style-name="Table2.G2" office:value-type="float" office:value="0.5632">
            <text:p text:style-name="P257">.5632</text:p>
          </table:table-cell>
        </table:table-row>
        <table:table-row>
          <table:table-cell table:style-name="Table2.A2" office:value-type="float" office:value="0.95">
            <text:p text:style-name="P178">.9500</text:p>
          </table:table-cell>
          <table:table-cell table:style-name="Table2.A2" office:value-type="float" office:value="0.1003">
            <text:p text:style-name="P177">.1003</text:p>
          </table:table-cell>
          <table:table-cell table:style-name="Table2.A2" office:value-type="float" office:value="0.1">
            <text:p text:style-name="P176">.1000</text:p>
          </table:table-cell>
          <table:table-cell table:style-name="Table2.A2" office:value-type="float" office:value="0.1">
            <text:p text:style-name="P175">.1000</text:p>
          </table:table-cell>
          <table:table-cell table:style-name="Table2.A2" office:value-type="float" office:value="0.5192">
            <text:p text:style-name="P174">.5192</text:p>
          </table:table-cell>
          <table:table-cell table:style-name="Table2.A2" office:value-type="float" office:value="0.5165">
            <text:p text:style-name="P172">.5165</text:p>
          </table:table-cell>
          <table:table-cell table:style-name="Table2.G2" office:value-type="float" office:value="0.5162">
            <text:p text:style-name="P173">.5162</text:p>
          </table:table-cell>
        </table:table-row>
        <table:table-row>
          <table:table-cell table:style-name="Table2.A2">
            <text:p text:style-name="P18"/>
          </table:table-cell>
          <table:table-cell table:style-name="Table2.A2">
            <text:p text:style-name="P18"/>
          </table:table-cell>
          <table:table-cell table:style-name="Table2.A2">
            <text:p text:style-name="P18"/>
          </table:table-cell>
          <table:table-cell table:style-name="Table2.A2">
            <text:p text:style-name="P18"/>
          </table:table-cell>
          <table:table-cell table:style-name="Table2.A2">
            <text:p text:style-name="P18"/>
          </table:table-cell>
          <table:table-cell table:style-name="Table2.A2">
            <text:p text:style-name="P18"/>
          </table:table-cell>
          <table:table-cell table:style-name="Table2.G2">
            <text:p text:style-name="P18"/>
          </table:table-cell>
        </table:table-row>
      </table:table>
      <text:p text:style-name="P1"/>
      <text:p text:style-name="P139">1. Arousal (CCC first)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B"/>
        <table:table-column table:style-name="Table3.A"/>
        <table:table-column table:style-name="Table3.G"/>
        <table:table-row>
          <table:table-cell table:style-name="Table3.A1">
            <text:p text:style-name="P42"/>
          </table:table-cell>
          <table:table-cell table:style-name="Table3.B1" table:number-columns-spanned="3" office:value-type="string">
            <text:p text:style-name="P11">RMSE</text:p>
          </table:table-cell>
          <table:covered-table-cell/>
          <table:covered-table-cell/>
          <table:table-cell table:style-name="Table3.E1" table:number-columns-spanned="3" office:value-type="string">
            <text:p text:style-name="P11">CCC</text:p>
          </table:table-cell>
          <table:covered-table-cell/>
          <table:covered-table-cell/>
        </table:table-row>
        <table:table-row>
          <table:table-cell table:style-name="Table3.A2">
            <text:p text:style-name="P5"/>
          </table:table-cell>
          <table:table-cell table:style-name="Table3.A2" office:value-type="float" office:value="100">
            <text:p text:style-name="P8">100.0000</text:p>
          </table:table-cell>
          <table:table-cell table:style-name="Table3.A2" office:value-type="float" office:value="125">
            <text:p text:style-name="P8">125.0000</text:p>
          </table:table-cell>
          <table:table-cell table:style-name="Table3.A2" office:value-type="float" office:value="150">
            <text:p text:style-name="P8">150.0000</text:p>
          </table:table-cell>
          <table:table-cell table:style-name="Table3.A2" office:value-type="float" office:value="100">
            <text:p text:style-name="P8">100.0000</text:p>
          </table:table-cell>
          <table:table-cell table:style-name="Table3.A2" office:value-type="float" office:value="125">
            <text:p text:style-name="P8">125.0000</text:p>
          </table:table-cell>
          <table:table-cell table:style-name="Table3.G2" office:value-type="float" office:value="150">
            <text:p text:style-name="P8">150.0000</text:p>
          </table:table-cell>
        </table:table-row>
        <table:table-row>
          <table:table-cell table:style-name="Table3.A2" office:value-type="float" office:value="0.5">
            <text:p text:style-name="P5">.5000</text:p>
          </table:table-cell>
          <table:table-cell table:style-name="Table3.A2" office:value-type="float" office:value="0.1649">
            <text:p text:style-name="P46">.1649</text:p>
          </table:table-cell>
          <table:table-cell table:style-name="Table3.A2" office:value-type="float" office:value="0.1652">
            <text:p text:style-name="P48">.1652</text:p>
          </table:table-cell>
          <table:table-cell table:style-name="Table3.A2" office:value-type="float" office:value="0.1639">
            <text:p text:style-name="P50">.1639</text:p>
          </table:table-cell>
          <table:table-cell table:style-name="Table3.A2" office:value-type="float" office:value="0.5656">
            <text:p text:style-name="P45">.5656</text:p>
          </table:table-cell>
          <table:table-cell table:style-name="Table3.A2" office:value-type="float" office:value="0.5758">
            <text:p text:style-name="P47">.5758</text:p>
          </table:table-cell>
          <table:table-cell table:style-name="Table3.G2" office:value-type="float" office:value="0.5734">
            <text:p text:style-name="P49">.5734</text:p>
          </table:table-cell>
        </table:table-row>
        <table:table-row>
          <table:table-cell table:style-name="Table3.A2" office:value-type="float" office:value="0.55">
            <text:p text:style-name="P5">.5500</text:p>
          </table:table-cell>
          <table:table-cell table:style-name="Table3.A2" office:value-type="float" office:value="0.1644">
            <text:p text:style-name="P52">.1644</text:p>
          </table:table-cell>
          <table:table-cell table:style-name="Table3.A2" office:value-type="float" office:value="0.1659">
            <text:p text:style-name="P54">.1659</text:p>
          </table:table-cell>
          <table:table-cell table:style-name="Table3.A2" office:value-type="float" office:value="0.1659">
            <text:p text:style-name="P40">.1659</text:p>
          </table:table-cell>
          <table:table-cell table:style-name="Table3.A2" office:value-type="float" office:value="0.5655">
            <text:p text:style-name="P51">.5655</text:p>
          </table:table-cell>
          <table:table-cell table:style-name="Table3.A2" office:value-type="float" office:value="0.5685">
            <text:p text:style-name="P53">.5685</text:p>
          </table:table-cell>
          <table:table-cell table:style-name="Table3.G2" office:value-type="float" office:value="0.5777">
            <text:p text:style-name="P41">.5777</text:p>
          </table:table-cell>
        </table:table-row>
        <table:table-row>
          <table:table-cell table:style-name="Table3.A2" office:value-type="float" office:value="0.6">
            <text:p text:style-name="P5">.6000</text:p>
          </table:table-cell>
          <table:table-cell table:style-name="Table3.A2" office:value-type="float" office:value="0.166">
            <text:p text:style-name="P56">.1660</text:p>
          </table:table-cell>
          <table:table-cell table:style-name="Table3.A2" office:value-type="float" office:value="0.163">
            <text:p text:style-name="P58">.1630</text:p>
          </table:table-cell>
          <table:table-cell table:style-name="Table3.A2" office:value-type="float" office:value="0.1629">
            <text:p text:style-name="P60">.1629</text:p>
          </table:table-cell>
          <table:table-cell table:style-name="Table3.A2" office:value-type="float" office:value="0.5515">
            <text:p text:style-name="P55">.5515</text:p>
          </table:table-cell>
          <table:table-cell table:style-name="Table3.A2" office:value-type="float" office:value="0.5684">
            <text:p text:style-name="P57">.5684</text:p>
          </table:table-cell>
          <table:table-cell table:style-name="Table3.G2" office:value-type="float" office:value="0.5721">
            <text:p text:style-name="P59">.5721</text:p>
          </table:table-cell>
        </table:table-row>
        <table:table-row>
          <table:table-cell table:style-name="Table3.A2" office:value-type="float" office:value="0.65">
            <text:p text:style-name="P5">.6500</text:p>
          </table:table-cell>
          <table:table-cell table:style-name="Table3.A2" office:value-type="float" office:value="0.1632">
            <text:p text:style-name="P62">.1632</text:p>
          </table:table-cell>
          <table:table-cell table:style-name="Table3.A2" office:value-type="float" office:value="0.1654">
            <text:p text:style-name="P64">.1654</text:p>
          </table:table-cell>
          <table:table-cell table:style-name="Table3.A2" office:value-type="float" office:value="0.1615">
            <text:p text:style-name="P66">.1615</text:p>
          </table:table-cell>
          <table:table-cell table:style-name="Table3.A2" office:value-type="float" office:value="0.5683">
            <text:p text:style-name="P61">.5683</text:p>
          </table:table-cell>
          <table:table-cell table:style-name="Table3.A2" office:value-type="float" office:value="0.573">
            <text:p text:style-name="P63">.5730</text:p>
          </table:table-cell>
          <table:table-cell table:style-name="Table3.G2" office:value-type="float" office:value="0.5683">
            <text:p text:style-name="P65">.5683</text:p>
          </table:table-cell>
        </table:table-row>
        <table:table-row>
          <table:table-cell table:style-name="Table3.A2" office:value-type="float" office:value="0.7">
            <text:p text:style-name="P5">.7000</text:p>
          </table:table-cell>
          <table:table-cell table:style-name="Table3.A2" office:value-type="float" office:value="0.1648">
            <text:p text:style-name="P67">.1648</text:p>
          </table:table-cell>
          <table:table-cell table:style-name="Table3.A2" office:value-type="float" office:value="0.1621">
            <text:p text:style-name="P21">.1621</text:p>
          </table:table-cell>
          <table:table-cell table:style-name="Table3.A2" office:value-type="float" office:value="0.1634">
            <text:p text:style-name="P23">.1634</text:p>
          </table:table-cell>
          <table:table-cell table:style-name="Table3.A2" office:value-type="float" office:value="0.5735">
            <text:p text:style-name="P19">.5735</text:p>
          </table:table-cell>
          <table:table-cell table:style-name="Table3.A2" office:value-type="float" office:value="0.568">
            <text:p text:style-name="P20">.5680</text:p>
          </table:table-cell>
          <table:table-cell table:style-name="Table3.G2" office:value-type="float" office:value="0.5724">
            <text:p text:style-name="P22">.5724</text:p>
          </table:table-cell>
        </table:table-row>
        <table:table-row>
          <table:table-cell table:style-name="Table3.A2" office:value-type="float" office:value="0.75">
            <text:p text:style-name="P5">.7500</text:p>
          </table:table-cell>
          <table:table-cell table:style-name="Table3.A2" office:value-type="float" office:value="0.1648">
            <text:p text:style-name="P68">.1648</text:p>
          </table:table-cell>
          <table:table-cell table:style-name="Table3.A2" office:value-type="float" office:value="0.1634">
            <text:p text:style-name="P69">.1634</text:p>
          </table:table-cell>
          <table:table-cell table:style-name="Table3.A2" office:value-type="float" office:value="0.1627">
            <text:p text:style-name="P39">.1627</text:p>
          </table:table-cell>
          <table:table-cell table:style-name="Table3.A2" office:value-type="float" office:value="0.5693">
            <text:p text:style-name="P38">.5693</text:p>
          </table:table-cell>
          <table:table-cell table:style-name="Table3.A2" office:value-type="float" office:value="0.5725">
            <text:p text:style-name="P36">.5725</text:p>
          </table:table-cell>
          <table:table-cell table:style-name="Table3.G2" office:value-type="float" office:value="0.571">
            <text:p text:style-name="P37">.5710</text:p>
          </table:table-cell>
        </table:table-row>
        <table:table-row>
          <table:table-cell table:style-name="Table3.A2" office:value-type="float" office:value="0.8">
            <text:p text:style-name="P5">.8000</text:p>
          </table:table-cell>
          <table:table-cell table:style-name="Table3.A2" office:value-type="float" office:value="0.1631">
            <text:p text:style-name="P71">.1631</text:p>
          </table:table-cell>
          <table:table-cell table:style-name="Table3.A2" office:value-type="float" office:value="0.1679">
            <text:p text:style-name="P73">.1679</text:p>
          </table:table-cell>
          <table:table-cell table:style-name="Table3.A2" office:value-type="float" office:value="0.162">
            <text:p text:style-name="P75">.1620</text:p>
          </table:table-cell>
          <table:table-cell table:style-name="Table3.A2" office:value-type="float" office:value="0.5714">
            <text:p text:style-name="P70">.5714</text:p>
          </table:table-cell>
          <table:table-cell table:style-name="Table3.A2" office:value-type="float" office:value="0.565">
            <text:p text:style-name="P72">.5650</text:p>
          </table:table-cell>
          <table:table-cell table:style-name="Table3.G2" office:value-type="float" office:value="0.5657">
            <text:p text:style-name="P74">.5657</text:p>
          </table:table-cell>
        </table:table-row>
        <table:table-row>
          <table:table-cell table:style-name="Table3.A2" office:value-type="float" office:value="0.85">
            <text:p text:style-name="P5">.8500</text:p>
          </table:table-cell>
          <table:table-cell table:style-name="Table3.A2" office:value-type="float" office:value="0.1676">
            <text:p text:style-name="P77">.1676</text:p>
          </table:table-cell>
          <table:table-cell table:style-name="Table3.A2" office:value-type="float" office:value="0.1639">
            <text:p text:style-name="P79">.1639</text:p>
          </table:table-cell>
          <table:table-cell table:style-name="Table3.A2" office:value-type="float" office:value="0.1601">
            <text:p text:style-name="P80">.1601</text:p>
          </table:table-cell>
          <table:table-cell table:style-name="Table3.A2" office:value-type="float" office:value="0.5645">
            <text:p text:style-name="P76">.5645</text:p>
          </table:table-cell>
          <table:table-cell table:style-name="Table3.A2" office:value-type="float" office:value="0.5741">
            <text:p text:style-name="P78">.5741</text:p>
          </table:table-cell>
          <table:table-cell table:style-name="Table3.G2" office:value-type="float" office:value="0.5628">
            <text:p text:style-name="P80">.5628</text:p>
          </table:table-cell>
        </table:table-row>
        <table:table-row>
          <table:table-cell table:style-name="Table3.A2" office:value-type="float" office:value="0.9">
            <text:p text:style-name="P5">.9000</text:p>
          </table:table-cell>
          <table:table-cell table:style-name="Table3.A2" office:value-type="float" office:value="0.16">
            <text:p text:style-name="P82">.1600</text:p>
          </table:table-cell>
          <table:table-cell table:style-name="Table3.A2" office:value-type="float" office:value="0.1622">
            <text:p text:style-name="P84">.1622</text:p>
          </table:table-cell>
          <table:table-cell table:style-name="Table3.A2" office:value-type="float" office:value="0.1613">
            <text:p text:style-name="P86">.1613</text:p>
          </table:table-cell>
          <table:table-cell table:style-name="Table3.A2" office:value-type="float" office:value="0.5622">
            <text:p text:style-name="P81">.5622</text:p>
          </table:table-cell>
          <table:table-cell table:style-name="Table3.A2" office:value-type="float" office:value="0.5706">
            <text:p text:style-name="P83">.5706</text:p>
          </table:table-cell>
          <table:table-cell table:style-name="Table3.G2" office:value-type="float" office:value="0.5673">
            <text:p text:style-name="P85">.5673</text:p>
          </table:table-cell>
        </table:table-row>
        <table:table-row>
          <table:table-cell table:style-name="Table3.A2" office:value-type="float" office:value="0.95">
            <text:p text:style-name="P5">.9500</text:p>
          </table:table-cell>
          <table:table-cell table:style-name="Table3.A2" office:value-type="float" office:value="0.1665">
            <text:p text:style-name="P90">.1665</text:p>
          </table:table-cell>
          <table:table-cell table:style-name="Table3.A2" office:value-type="float" office:value="0.1654">
            <text:p text:style-name="P16">.1654</text:p>
          </table:table-cell>
          <table:table-cell table:style-name="Table3.A2" office:value-type="float" office:value="0.1651">
            <text:p text:style-name="P89">.1651</text:p>
          </table:table-cell>
          <table:table-cell table:style-name="Table3.A2" office:value-type="float" office:value="0.5707">
            <text:p text:style-name="P87">.5707</text:p>
          </table:table-cell>
          <table:table-cell table:style-name="Table3.A2" office:value-type="float" office:value="0.5797">
            <text:p text:style-name="P17">.5797</text:p>
          </table:table-cell>
          <table:table-cell table:style-name="Table3.G2" office:value-type="float" office:value="0.5793">
            <text:p text:style-name="P88">.5793</text:p>
          </table:table-cell>
        </table:table-row>
        <table:table-row>
          <table:table-cell table:style-name="Table3.A2">
            <text:p text:style-name="P42"/>
          </table:table-cell>
          <table:table-cell table:style-name="Table3.A2">
            <text:p text:style-name="P42"/>
          </table:table-cell>
          <table:table-cell table:style-name="Table3.A2">
            <text:p text:style-name="P42"/>
          </table:table-cell>
          <table:table-cell table:style-name="Table3.A2">
            <text:p text:style-name="P42"/>
          </table:table-cell>
          <table:table-cell table:style-name="Table3.A2">
            <text:p text:style-name="P42"/>
          </table:table-cell>
          <table:table-cell table:style-name="Table3.A2">
            <text:p text:style-name="P42"/>
          </table:table-cell>
          <table:table-cell table:style-name="Table3.G2">
            <text:p text:style-name="P42"/>
          </table:table-cell>
        </table:table-row>
      </table:table>
      <text:p text:style-name="P2"/>
      <text:p text:style-name="P2"/>
      <text:p text:style-name="P2"/>
      <text:p text:style-name="P137">2. Valence <text:s/>(CCC first)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B"/>
        <table:table-column table:style-name="Table4.A"/>
        <table:table-column table:style-name="Table4.G"/>
        <table:table-row>
          <table:table-cell table:style-name="Table4.A1">
            <text:p text:style-name="P42"/>
          </table:table-cell>
          <table:table-cell table:style-name="Table4.A1" table:number-columns-spanned="3" office:value-type="float" office:value="0">
            <text:p text:style-name="P43">.0000</text:p>
          </table:table-cell>
          <table:covered-table-cell/>
          <table:covered-table-cell/>
          <table:table-cell table:style-name="Table4.E1" table:number-columns-spanned="3" office:value-type="float" office:value="0">
            <text:p text:style-name="P44">.0000</text:p>
          </table:table-cell>
          <table:covered-table-cell/>
          <table:covered-table-cell/>
        </table:table-row>
        <table:table-row>
          <table:table-cell table:style-name="Table4.A2">
            <text:p text:style-name="P5"/>
          </table:table-cell>
          <table:table-cell table:style-name="Table4.A2" office:value-type="float" office:value="100">
            <text:p text:style-name="P8">100.0000</text:p>
          </table:table-cell>
          <table:table-cell table:style-name="Table4.A2" office:value-type="float" office:value="125">
            <text:p text:style-name="P8">125.0000</text:p>
          </table:table-cell>
          <table:table-cell table:style-name="Table4.A2" office:value-type="float" office:value="150">
            <text:p text:style-name="P8">150.0000</text:p>
          </table:table-cell>
          <table:table-cell table:style-name="Table4.A2" office:value-type="float" office:value="100">
            <text:p text:style-name="P8">100.0000</text:p>
          </table:table-cell>
          <table:table-cell table:style-name="Table4.A2" office:value-type="float" office:value="125">
            <text:p text:style-name="P8">125.0000</text:p>
          </table:table-cell>
          <table:table-cell table:style-name="Table4.G2" office:value-type="float" office:value="150">
            <text:p text:style-name="P8">150.0000</text:p>
          </table:table-cell>
        </table:table-row>
        <table:table-row>
          <table:table-cell table:style-name="Table4.A2" office:value-type="float" office:value="0.5">
            <text:p text:style-name="P5">.5000</text:p>
          </table:table-cell>
          <table:table-cell table:style-name="Table4.A2" office:value-type="float" office:value="0.1034">
            <text:p text:style-name="P92">.1034</text:p>
          </table:table-cell>
          <table:table-cell table:style-name="Table4.A2" office:value-type="float" office:value="0.101">
            <text:p text:style-name="P94">.1010</text:p>
          </table:table-cell>
          <table:table-cell table:style-name="Table4.A2" office:value-type="float" office:value="0.1052">
            <text:p text:style-name="P96">.1052</text:p>
          </table:table-cell>
          <table:table-cell table:style-name="Table4.A2" office:value-type="float" office:value="0.5841">
            <text:p text:style-name="P91">.5841</text:p>
          </table:table-cell>
          <table:table-cell table:style-name="Table4.A2" office:value-type="float" office:value="0.5838">
            <text:p text:style-name="P93">.5838</text:p>
          </table:table-cell>
          <table:table-cell table:style-name="Table4.G2" office:value-type="float" office:value="0.5814">
            <text:p text:style-name="P95">.5814</text:p>
          </table:table-cell>
        </table:table-row>
        <table:table-row>
          <table:table-cell table:style-name="Table4.A2" office:value-type="float" office:value="0.55">
            <text:p text:style-name="P5">.5500</text:p>
          </table:table-cell>
          <table:table-cell table:style-name="Table4.A2" office:value-type="float" office:value="0.1013">
            <text:p text:style-name="P98">.1013</text:p>
          </table:table-cell>
          <table:table-cell table:style-name="Table4.A2" office:value-type="float" office:value="0.1012">
            <text:p text:style-name="P100">.1012</text:p>
          </table:table-cell>
          <table:table-cell table:style-name="Table4.A2" office:value-type="float" office:value="0.1012">
            <text:p text:style-name="P102">.1012</text:p>
          </table:table-cell>
          <table:table-cell table:style-name="Table4.A2" office:value-type="float" office:value="0.5786">
            <text:p text:style-name="P97">.5786</text:p>
          </table:table-cell>
          <table:table-cell table:style-name="Table4.A2" office:value-type="float" office:value="0.5829">
            <text:p text:style-name="P99">.5829</text:p>
          </table:table-cell>
          <table:table-cell table:style-name="Table4.G2" office:value-type="float" office:value="0.5851">
            <text:p text:style-name="P101">.5851</text:p>
          </table:table-cell>
        </table:table-row>
        <table:table-row>
          <table:table-cell table:style-name="Table4.A2" office:value-type="float" office:value="0.6">
            <text:p text:style-name="P5">.6000</text:p>
          </table:table-cell>
          <table:table-cell table:style-name="Table4.A2" office:value-type="float" office:value="0.101">
            <text:p text:style-name="P103">.1010</text:p>
          </table:table-cell>
          <table:table-cell table:style-name="Table4.A2" office:value-type="float" office:value="0.1022">
            <text:p text:style-name="P31">.1022</text:p>
          </table:table-cell>
          <table:table-cell table:style-name="Table4.A2" office:value-type="float" office:value="0.1034">
            <text:p text:style-name="P32">.1034</text:p>
          </table:table-cell>
          <table:table-cell table:style-name="Table4.A2" office:value-type="float" office:value="0.5836">
            <text:p text:style-name="P33">.5836</text:p>
          </table:table-cell>
          <table:table-cell table:style-name="Table4.A2" office:value-type="float" office:value="0.5865">
            <text:p text:style-name="P34">.5865</text:p>
          </table:table-cell>
          <table:table-cell table:style-name="Table4.G2" office:value-type="float" office:value="0.5812">
            <text:p text:style-name="P35">.5812</text:p>
          </table:table-cell>
        </table:table-row>
        <table:table-row>
          <table:table-cell table:style-name="Table4.A2" office:value-type="float" office:value="0.65">
            <text:p text:style-name="P5">.6500</text:p>
          </table:table-cell>
          <table:table-cell table:style-name="Table4.A2" office:value-type="float" office:value="0.1014">
            <text:p text:style-name="P105">.1014</text:p>
          </table:table-cell>
          <table:table-cell table:style-name="Table4.A2" office:value-type="float" office:value="0.1022">
            <text:p text:style-name="P107">.1022</text:p>
          </table:table-cell>
          <table:table-cell table:style-name="Table4.A2" office:value-type="float" office:value="0.1032">
            <text:p text:style-name="P109">.1032</text:p>
          </table:table-cell>
          <table:table-cell table:style-name="Table4.A2" office:value-type="float" office:value="0.5838">
            <text:p text:style-name="P104">.5838</text:p>
          </table:table-cell>
          <table:table-cell table:style-name="Table4.A2" office:value-type="float" office:value="0.5866">
            <text:p text:style-name="P106">.5866</text:p>
          </table:table-cell>
          <table:table-cell table:style-name="Table4.G2" office:value-type="float" office:value="0.5845">
            <text:p text:style-name="P108">.5845</text:p>
          </table:table-cell>
        </table:table-row>
        <table:table-row>
          <table:table-cell table:style-name="Table4.A2" office:value-type="float" office:value="0.7">
            <text:p text:style-name="P5">.7000</text:p>
          </table:table-cell>
          <table:table-cell table:style-name="Table4.A2" office:value-type="float" office:value="0.1014">
            <text:p text:style-name="P110">.1014</text:p>
          </table:table-cell>
          <table:table-cell table:style-name="Table4.A2" office:value-type="float" office:value="0.1048">
            <text:p text:style-name="P26">.1048</text:p>
          </table:table-cell>
          <table:table-cell table:style-name="Table4.A2" office:value-type="float" office:value="0.1045">
            <text:p text:style-name="P28">.1045</text:p>
          </table:table-cell>
          <table:table-cell table:style-name="Table4.A2" office:value-type="float" office:value="0.5857">
            <text:p text:style-name="P24">.5857</text:p>
          </table:table-cell>
          <table:table-cell table:style-name="Table4.A2" office:value-type="float" office:value="0.5839">
            <text:p text:style-name="P25">.5839</text:p>
          </table:table-cell>
          <table:table-cell table:style-name="Table4.G2" office:value-type="float" office:value="0.5819">
            <text:p text:style-name="P27">.5819</text:p>
          </table:table-cell>
        </table:table-row>
        <table:table-row>
          <table:table-cell table:style-name="Table4.A2" office:value-type="float" office:value="0.75">
            <text:p text:style-name="P5">.7500</text:p>
          </table:table-cell>
          <table:table-cell table:style-name="Table4.A2" office:value-type="float" office:value="0.1019">
            <text:p text:style-name="P112">.1019</text:p>
          </table:table-cell>
          <table:table-cell table:style-name="Table4.A2" office:value-type="float" office:value="0.1047">
            <text:p text:style-name="P114">.1047</text:p>
          </table:table-cell>
          <table:table-cell table:style-name="Table4.A2" office:value-type="float" office:value="0.1009">
            <text:p text:style-name="P116">.1009</text:p>
          </table:table-cell>
          <table:table-cell table:style-name="Table4.A2" office:value-type="float" office:value="0.5818">
            <text:p text:style-name="P111">.5818</text:p>
          </table:table-cell>
          <table:table-cell table:style-name="Table4.A2" office:value-type="float" office:value="0.5814">
            <text:p text:style-name="P113">.5814</text:p>
          </table:table-cell>
          <table:table-cell table:style-name="Table4.G2" office:value-type="float" office:value="0.5778">
            <text:p text:style-name="P115">.5778</text:p>
          </table:table-cell>
        </table:table-row>
        <table:table-row>
          <table:table-cell table:style-name="Table4.A2" office:value-type="float" office:value="0.8">
            <text:p text:style-name="P5">.8000</text:p>
          </table:table-cell>
          <table:table-cell table:style-name="Table4.A2" office:value-type="float" office:value="0.1042">
            <text:p text:style-name="P118">.1042</text:p>
          </table:table-cell>
          <table:table-cell table:style-name="Table4.A2" office:value-type="float" office:value="0.1034">
            <text:p text:style-name="P120">.1034</text:p>
          </table:table-cell>
          <table:table-cell table:style-name="Table4.A2" office:value-type="float" office:value="0.1088">
            <text:p text:style-name="P122">.1088</text:p>
          </table:table-cell>
          <table:table-cell table:style-name="Table4.A2" office:value-type="float" office:value="0.5818">
            <text:p text:style-name="P117">.5818</text:p>
          </table:table-cell>
          <table:table-cell table:style-name="Table4.A2" office:value-type="float" office:value="0.5829">
            <text:p text:style-name="P119">.5829</text:p>
          </table:table-cell>
          <table:table-cell table:style-name="Table4.G2" office:value-type="float" office:value="0.5787">
            <text:p text:style-name="P121">.5787</text:p>
          </table:table-cell>
        </table:table-row>
        <table:table-row>
          <table:table-cell table:style-name="Table4.A2" office:value-type="float" office:value="0.85">
            <text:p text:style-name="P5">.8500</text:p>
          </table:table-cell>
          <table:table-cell table:style-name="Table4.A2" office:value-type="float" office:value="0.1017">
            <text:p text:style-name="P124">.1017</text:p>
          </table:table-cell>
          <table:table-cell table:style-name="Table4.A2" office:value-type="float" office:value="0.1038">
            <text:p text:style-name="P126">.1038</text:p>
          </table:table-cell>
          <table:table-cell table:style-name="Table4.A2" office:value-type="float" office:value="0.1041">
            <text:p text:style-name="P128">.1041</text:p>
          </table:table-cell>
          <table:table-cell table:style-name="Table4.A2" office:value-type="float" office:value="0.5851">
            <text:p text:style-name="P123">.5851</text:p>
          </table:table-cell>
          <table:table-cell table:style-name="Table4.A2" office:value-type="float" office:value="0.5851">
            <text:p text:style-name="P125">.5851</text:p>
          </table:table-cell>
          <table:table-cell table:style-name="Table4.G2" office:value-type="float" office:value="0.5822">
            <text:p text:style-name="P127">.5822</text:p>
          </table:table-cell>
        </table:table-row>
        <table:table-row>
          <table:table-cell table:style-name="Table4.A2" office:value-type="float" office:value="0.9">
            <text:p text:style-name="P5">.9000</text:p>
          </table:table-cell>
          <table:table-cell table:style-name="Table4.A2" office:value-type="float" office:value="0.1042">
            <text:p text:style-name="P130">.1042</text:p>
          </table:table-cell>
          <table:table-cell table:style-name="Table4.A2" office:value-type="float" office:value="0.1026">
            <text:p text:style-name="P132">.1026</text:p>
          </table:table-cell>
          <table:table-cell table:style-name="Table4.A2" office:value-type="float" office:value="0.106">
            <text:p text:style-name="P134">.1060</text:p>
          </table:table-cell>
          <table:table-cell table:style-name="Table4.A2" office:value-type="float" office:value="0.5841">
            <text:p text:style-name="P129">.5841</text:p>
          </table:table-cell>
          <table:table-cell table:style-name="Table4.A2" office:value-type="float" office:value="0.5849">
            <text:p text:style-name="P131">.5849</text:p>
          </table:table-cell>
          <table:table-cell table:style-name="Table4.G2" office:value-type="float" office:value="0.5832">
            <text:p text:style-name="P133">.5832</text:p>
          </table:table-cell>
        </table:table-row>
        <table:table-row>
          <table:table-cell table:style-name="Table4.A2" office:value-type="float" office:value="0.95">
            <text:p text:style-name="P5">.9500</text:p>
          </table:table-cell>
          <table:table-cell table:style-name="Table4.A2" office:value-type="float" office:value="0.1027">
            <text:p text:style-name="P30">.1027</text:p>
          </table:table-cell>
          <table:table-cell table:style-name="Table4.A2" office:value-type="float" office:value="0.1036">
            <text:p text:style-name="P14">.1036</text:p>
          </table:table-cell>
          <table:table-cell table:style-name="Table4.A2" office:value-type="float" office:value="0.1036">
            <text:p text:style-name="P15">.1036</text:p>
          </table:table-cell>
          <table:table-cell table:style-name="Table4.A2" office:value-type="float" office:value="0.5887">
            <text:p text:style-name="P29">.5887</text:p>
          </table:table-cell>
          <table:table-cell table:style-name="Table4.A2" office:value-type="float" office:value="0.5954">
            <text:p text:style-name="P12">.5954</text:p>
          </table:table-cell>
          <table:table-cell table:style-name="Table4.G2" office:value-type="float" office:value="0.5954">
            <text:p text:style-name="P13">.5954</text:p>
          </table:table-cell>
        </table:table-row>
        <table:table-row>
          <table:table-cell table:style-name="Table4.A2">
            <text:p text:style-name="P42"/>
          </table:table-cell>
          <table:table-cell table:style-name="Table4.A2">
            <text:p text:style-name="P42"/>
          </table:table-cell>
          <table:table-cell table:style-name="Table4.A2">
            <text:p text:style-name="P42"/>
          </table:table-cell>
          <table:table-cell table:style-name="Table4.A2">
            <text:p text:style-name="P42"/>
          </table:table-cell>
          <table:table-cell table:style-name="Table4.A2">
            <text:p text:style-name="P42"/>
          </table:table-cell>
          <table:table-cell table:style-name="Table4.A2">
            <text:p text:style-name="P42"/>
          </table:table-cell>
          <table:table-cell table:style-name="Table4.G2">
            <text:p text:style-name="P42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4T09:28:12.360234332</meta:creation-date>
    <dc:date>2016-07-16T17:19:22.712697471</dc:date>
    <meta:editing-duration>PT12H45M37S</meta:editing-duration>
    <meta:editing-cycles>518</meta:editing-cycles>
    <meta:generator>LibreOffice/4.2.8.2$Linux_X86_64 LibreOffice_project/420m0$Build-2</meta:generator>
    <meta:document-statistic meta:table-count="4" meta:image-count="0" meta:object-count="0" meta:page-count="2" meta:paragraph-count="317" meta:word-count="330" meta:character-count="1725" meta:non-whitespace-character-count="1710"/>
  </office:meta>
</office:document-meta>
</file>